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1.5457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6839in" svg:height="4.0362in" svg:x="0in" svg:y="3.6087in">
            <draw:object draw:notify-on-update-of-ranges="Sheet1.A3:Sheet1.A20 Sheet1.B2:Sheet1.B2 Sheet1.B3:Sheet1.B20 Sheet1.A3:Sheet1.A20 Sheet1.C2:Sheet1.C2 Sheet1.C3:Sheet1.C20 Sheet1.D3:Sheet1.D20 Sheet1.D3:Sheet1.D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008in" svg:height="3.6689in" svg:x="0.052in" svg:y="11.5736in">
            <draw:object draw:notify-on-update-of-ranges="Sheet1.A48:Sheet1.A65 Sheet1.B47:Sheet1.B47 Sheet1.B48:Sheet1.B65 Sheet1.A48:Sheet1.A65 Sheet1.C47:Sheet1.C47 Sheet1.C48:Sheet1.C65 Sheet1.D48:Sheet1.D65 Sheet1.D48:Sheet1.D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6839in" svg:height="3.8949in" svg:x="0in" svg:y="19.0453in">
            <draw:object draw:notify-on-update-of-ranges="Sheet1.A91:Sheet1.A107 Sheet1.B90:Sheet1.B90 Sheet1.B91:Sheet1.B107 Sheet1.A91:Sheet1.A107 Sheet1.C90:Sheet1.C90 Sheet1.C91:Sheet1.C107 Sheet1.D91:Sheet1.D107 Sheet1.D91:Sheet1.D10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7362in" svg:height="3.6728in" svg:x="0in" svg:y="27.1232in">
            <draw:object draw:notify-on-update-of-ranges="Sheet1.A134:Sheet1.A151 Sheet1.B133:Sheet1.B133 Sheet1.B134:Sheet1.B151 Sheet1.A134:Sheet1.A151 Sheet1.C133:Sheet1.C133 Sheet1.C134:Sheet1.C151 Sheet1.D134:Sheet1.D151 Sheet1.D134:Sheet1.D1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7256in" svg:height="3.5449in" svg:x="0in" svg:y="34.5185in">
            <draw:object draw:notify-on-update-of-ranges="Sheet1.A177:Sheet1.A193 Sheet1.B176:Sheet1.B176 Sheet1.B177:Sheet1.B193 Sheet1.A177:Sheet1.A193 Sheet1.C176:Sheet1.C176 Sheet1.C177:Sheet1.C193 Sheet1.D177:Sheet1.D193 Sheet1.D177:Sheet1.D19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6941in" svg:height="3.5665in" svg:x="0in" svg:y="41.9177in">
            <draw:object draw:notify-on-update-of-ranges="Sheet1.A218:Sheet1.A234 Sheet1.B217:Sheet1.B217 Sheet1.B218:Sheet1.B234 Sheet1.A218:Sheet1.A234 Sheet1.C217:Sheet1.C217 Sheet1.C218:Sheet1.C234 Sheet1.D218:Sheet1.D234 Sheet1.D218:Sheet1.D2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unset 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390253" calcext:value-type="float">
            <text:p>0.390253</text:p>
          </table:table-cell>
          <table:table-cell table:style-name="ce2" office:value-type="float" office:value="0.281024" calcext:value-type="float">
            <text:p>0.281024</text:p>
          </table:table-cell>
          <table:table-cell table:style-name="ce3" office:value-type="float" office:value="0.00594393224885" calcext:value-type="float">
            <text:p>0.0059439322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36459" calcext:value-type="float">
            <text:p>0.36459</text:p>
          </table:table-cell>
          <table:table-cell table:style-name="ce2" office:value-type="float" office:value="0.369855" calcext:value-type="float">
            <text:p>0.369855</text:p>
          </table:table-cell>
          <table:table-cell table:style-name="ce3" office:value-type="float" office:value="0.0107682067242" calcext:value-type="float">
            <text:p>0.0107682067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5796" calcext:value-type="float">
            <text:p>0.365796</text:p>
          </table:table-cell>
          <table:table-cell table:style-name="ce2" office:value-type="float" office:value="0.387157" calcext:value-type="float">
            <text:p>0.387157</text:p>
          </table:table-cell>
          <table:table-cell table:style-name="ce3" office:value-type="float" office:value="0.0100262965735" calcext:value-type="float">
            <text:p>0.0100262966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50133" calcext:value-type="float">
            <text:p>0.350133</text:p>
          </table:table-cell>
          <table:table-cell table:style-name="ce2" office:value-type="float" office:value="0.403103" calcext:value-type="float">
            <text:p>0.403103</text:p>
          </table:table-cell>
          <table:table-cell table:style-name="ce3" office:value-type="float" office:value="0.00833903157027" calcext:value-type="float">
            <text:p>0.0083390316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355897" calcext:value-type="float">
            <text:p>0.355897</text:p>
          </table:table-cell>
          <table:table-cell table:style-name="ce2" office:value-type="float" office:value="0.42553" calcext:value-type="float">
            <text:p>0.42553</text:p>
          </table:table-cell>
          <table:table-cell table:style-name="ce3" office:value-type="float" office:value="0.0120403154535" calcext:value-type="float">
            <text:p>0.0120403155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346872" calcext:value-type="float">
            <text:p>0.346872</text:p>
          </table:table-cell>
          <table:table-cell table:style-name="ce2" office:value-type="float" office:value="0.469002" calcext:value-type="float">
            <text:p>0.469002</text:p>
          </table:table-cell>
          <table:table-cell table:style-name="ce3" office:value-type="float" office:value="0.00933920722671" calcext:value-type="float">
            <text:p>0.0093392072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3304" calcext:value-type="float">
            <text:p>0.343304</text:p>
          </table:table-cell>
          <table:table-cell table:style-name="ce2" office:value-type="float" office:value="0.499872" calcext:value-type="float">
            <text:p>0.499872</text:p>
          </table:table-cell>
          <table:table-cell table:style-name="ce3" office:value-type="float" office:value="0.0108928715803" calcext:value-type="float">
            <text:p>0.0108928716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336249" calcext:value-type="float">
            <text:p>0.336249</text:p>
          </table:table-cell>
          <table:table-cell table:style-name="ce2" office:value-type="float" office:value="0.543162" calcext:value-type="float">
            <text:p>0.543162</text:p>
          </table:table-cell>
          <table:table-cell table:style-name="ce3" office:value-type="float" office:value="0.011101295404" calcext:value-type="float">
            <text:p>0.0111012954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323421" calcext:value-type="float">
            <text:p>0.323421</text:p>
          </table:table-cell>
          <table:table-cell table:style-name="ce2" office:value-type="float" office:value="0.599269" calcext:value-type="float">
            <text:p>0.599269</text:p>
          </table:table-cell>
          <table:table-cell table:style-name="ce3" office:value-type="float" office:value="0.0120485532623" calcext:value-type="float">
            <text:p>0.0120485533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313991" calcext:value-type="float">
            <text:p>0.313991</text:p>
          </table:table-cell>
          <table:table-cell table:style-name="ce2" office:value-type="float" office:value="0.698586" calcext:value-type="float">
            <text:p>0.698586</text:p>
          </table:table-cell>
          <table:table-cell table:style-name="ce3" office:value-type="float" office:value="0.00960740391931" calcext:value-type="float">
            <text:p>0.0096074039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2553" calcext:value-type="float">
            <text:p>0.302553</text:p>
          </table:table-cell>
          <table:table-cell table:style-name="ce2" office:value-type="float" office:value="0.748799" calcext:value-type="float">
            <text:p>0.748799</text:p>
          </table:table-cell>
          <table:table-cell table:style-name="ce3" office:value-type="float" office:value="0.0116150234412" calcext:value-type="float">
            <text:p>0.0116150234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292042" calcext:value-type="float">
            <text:p>0.292042</text:p>
          </table:table-cell>
          <table:table-cell table:style-name="ce2" office:value-type="float" office:value="0.82083" calcext:value-type="float">
            <text:p>0.82083</text:p>
          </table:table-cell>
          <table:table-cell table:style-name="ce3" office:value-type="float" office:value="0.0105700780471" calcext:value-type="float">
            <text:p>0.010570078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81423" calcext:value-type="float">
            <text:p>0.281423</text:p>
          </table:table-cell>
          <table:table-cell table:style-name="ce2" office:value-type="float" office:value="0.884978" calcext:value-type="float">
            <text:p>0.884978</text:p>
          </table:table-cell>
          <table:table-cell table:style-name="ce3" office:value-type="float" office:value="0.011069162872" calcext:value-type="float">
            <text:p>0.0110691629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26617" calcext:value-type="float">
            <text:p>0.26617</text:p>
          </table:table-cell>
          <table:table-cell table:style-name="ce2" office:value-type="float" office:value="0.982696" calcext:value-type="float">
            <text:p>0.982696</text:p>
          </table:table-cell>
          <table:table-cell table:style-name="ce3" office:value-type="float" office:value="0.0108096040803" calcext:value-type="float">
            <text:p>0.0108096041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254759" calcext:value-type="float">
            <text:p>0.254759</text:p>
          </table:table-cell>
          <table:table-cell table:style-name="ce2" office:value-type="float" office:value="1.061155" calcext:value-type="float">
            <text:p>1.061155</text:p>
          </table:table-cell>
          <table:table-cell table:style-name="ce3" office:value-type="float" office:value="0.0111426306999" calcext:value-type="float">
            <text:p>0.0111426307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235059" calcext:value-type="float">
            <text:p>0.235059</text:p>
          </table:table-cell>
          <table:table-cell table:style-name="ce2" office:value-type="float" office:value="1.182237" calcext:value-type="float">
            <text:p>1.182237</text:p>
          </table:table-cell>
          <table:table-cell table:style-name="ce3" office:value-type="float" office:value="0.0122980202004" calcext:value-type="float">
            <text:p>0.012298020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217323" calcext:value-type="float">
            <text:p>0.217323</text:p>
          </table:table-cell>
          <table:table-cell table:style-name="ce2" office:value-type="float" office:value="1.300966" calcext:value-type="float">
            <text:p>1.300966</text:p>
          </table:table-cell>
          <table:table-cell table:style-name="ce3" office:value-type="float" office:value="0.0149424732234" calcext:value-type="float">
            <text:p>0.0149424732</text:p>
          </table:table-cell>
          <table:table-cell table:number-columns-repeated="3"/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193419" calcext:value-type="float">
            <text:p>0.193419</text:p>
          </table:table-cell>
          <table:table-cell table:style-name="ce2" office:value-type="float" office:value="1.434344" calcext:value-type="float">
            <text:p>1.434344</text:p>
          </table:table-cell>
          <table:table-cell table:style-name="ce3" office:value-type="float" office:value="0.015018702118" calcext:value-type="float">
            <text:p>0.0150187021</text:p>
          </table:table-cell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6"/>
          <table:table-cell table:style-name="ce5"/>
        </table:table-row>
        <table:table-row table:style-name="ro1">
          <table:table-cell table:style-name="ce1"/>
          <table:table-cell table:number-columns-repeated="5"/>
          <table:table-cell table:style-name="ce5"/>
        </table:table-row>
        <table:table-row table:style-name="ro1" table:number-rows-repeated="16">
          <table:table-cell table:number-columns-repeated="6"/>
          <table:table-cell table:style-name="ce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>
            <text:p>Runset 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0.17526" calcext:value-type="float">
            <text:p>-0.17526</text:p>
          </table:table-cell>
          <table:table-cell table:style-name="ce2" office:value-type="float" office:value="0.533237" calcext:value-type="float">
            <text:p>0.533237</text:p>
          </table:table-cell>
          <table:table-cell table:style-name="ce3" office:value-type="float" office:value="0.0423104978842" calcext:value-type="float">
            <text:p>0.0423104979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-0.176965" calcext:value-type="float">
            <text:p>-0.176965</text:p>
          </table:table-cell>
          <table:table-cell table:style-name="ce2" office:value-type="float" office:value="0.476915" calcext:value-type="float">
            <text:p>0.476915</text:p>
          </table:table-cell>
          <table:table-cell table:style-name="ce3" office:value-type="float" office:value="0.0404745417026" calcext:value-type="float">
            <text:p>0.0404745417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78909" calcext:value-type="float">
            <text:p>-0.178909</text:p>
          </table:table-cell>
          <table:table-cell table:style-name="ce2" office:value-type="float" office:value="0.495959" calcext:value-type="float">
            <text:p>0.495959</text:p>
          </table:table-cell>
          <table:table-cell table:style-name="ce3" office:value-type="float" office:value="0.0422498629461" calcext:value-type="float">
            <text:p>0.0422498629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-0.180141" calcext:value-type="float">
            <text:p>-0.180141</text:p>
          </table:table-cell>
          <table:table-cell table:style-name="ce2" office:value-type="float" office:value="0.533697" calcext:value-type="float">
            <text:p>0.533697</text:p>
          </table:table-cell>
          <table:table-cell table:style-name="ce3" office:value-type="float" office:value="0.039994531416" calcext:value-type="float">
            <text:p>0.0399945314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0.176772" calcext:value-type="float">
            <text:p>-0.176772</text:p>
          </table:table-cell>
          <table:table-cell table:style-name="ce2" office:value-type="float" office:value="0.512026" calcext:value-type="float">
            <text:p>0.512026</text:p>
          </table:table-cell>
          <table:table-cell table:style-name="ce3" office:value-type="float" office:value="0.039828601517" calcext:value-type="float">
            <text:p>0.0398286015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-0.176264" calcext:value-type="float">
            <text:p>-0.176264</text:p>
          </table:table-cell>
          <table:table-cell table:style-name="ce2" office:value-type="float" office:value="0.547202" calcext:value-type="float">
            <text:p>0.547202</text:p>
          </table:table-cell>
          <table:table-cell table:style-name="ce3" office:value-type="float" office:value="0.0439877942908" calcext:value-type="float">
            <text:p>0.0439877943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76336" calcext:value-type="float">
            <text:p>-0.176336</text:p>
          </table:table-cell>
          <table:table-cell table:style-name="ce2" office:value-type="float" office:value="0.513241" calcext:value-type="float">
            <text:p>0.513241</text:p>
          </table:table-cell>
          <table:table-cell table:style-name="ce3" office:value-type="float" office:value="0.0419724166669" calcext:value-type="float">
            <text:p>0.0419724167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-0.176646" calcext:value-type="float">
            <text:p>-0.176646</text:p>
          </table:table-cell>
          <table:table-cell table:style-name="ce2" office:value-type="float" office:value="0.521607" calcext:value-type="float">
            <text:p>0.521607</text:p>
          </table:table-cell>
          <table:table-cell table:style-name="ce3" office:value-type="float" office:value="0.0404301763493" calcext:value-type="float">
            <text:p>0.0404301763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0.177072" calcext:value-type="float">
            <text:p>-0.177072</text:p>
          </table:table-cell>
          <table:table-cell table:style-name="ce2" office:value-type="float" office:value="0.528612" calcext:value-type="float">
            <text:p>0.528612</text:p>
          </table:table-cell>
          <table:table-cell table:style-name="ce3" office:value-type="float" office:value="0.0390599230587" calcext:value-type="float">
            <text:p>0.0390599231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-0.176176" calcext:value-type="float">
            <text:p>-0.176176</text:p>
          </table:table-cell>
          <table:table-cell table:style-name="ce2" office:value-type="float" office:value="0.502676" calcext:value-type="float">
            <text:p>0.502676</text:p>
          </table:table-cell>
          <table:table-cell table:style-name="ce3" office:value-type="float" office:value="0.0400264859466" calcext:value-type="float">
            <text:p>0.0400264859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0.175118" calcext:value-type="float">
            <text:p>-0.175118</text:p>
          </table:table-cell>
          <table:table-cell table:style-name="ce2" office:value-type="float" office:value="0.440898" calcext:value-type="float">
            <text:p>0.440898</text:p>
          </table:table-cell>
          <table:table-cell table:style-name="ce3" office:value-type="float" office:value="0.032586653174" calcext:value-type="float">
            <text:p>0.0325866532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-0.177047" calcext:value-type="float">
            <text:p>-0.177047</text:p>
          </table:table-cell>
          <table:table-cell table:style-name="ce2" office:value-type="float" office:value="0.500329" calcext:value-type="float">
            <text:p>0.500329</text:p>
          </table:table-cell>
          <table:table-cell table:style-name="ce3" office:value-type="float" office:value="0.0370484316487" calcext:value-type="float">
            <text:p>0.0370484316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0.177805" calcext:value-type="float">
            <text:p>-0.177805</text:p>
          </table:table-cell>
          <table:table-cell table:style-name="ce2" office:value-type="float" office:value="0.459771" calcext:value-type="float">
            <text:p>0.459771</text:p>
          </table:table-cell>
          <table:table-cell table:style-name="ce3" office:value-type="float" office:value="0.0332625510049" calcext:value-type="float">
            <text:p>0.033262551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-0.179474" calcext:value-type="float">
            <text:p>-0.179474</text:p>
          </table:table-cell>
          <table:table-cell table:style-name="ce2" office:value-type="float" office:value="0.463492" calcext:value-type="float">
            <text:p>0.463492</text:p>
          </table:table-cell>
          <table:table-cell table:style-name="ce3" office:value-type="float" office:value="0.0315604427752" calcext:value-type="float">
            <text:p>0.0315604428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178239" calcext:value-type="float">
            <text:p>-0.178239</text:p>
          </table:table-cell>
          <table:table-cell table:style-name="ce2" office:value-type="float" office:value="0.489164" calcext:value-type="float">
            <text:p>0.489164</text:p>
          </table:table-cell>
          <table:table-cell table:style-name="ce3" office:value-type="float" office:value="0.0347297205036" calcext:value-type="float">
            <text:p>0.0347297205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-0.175834" calcext:value-type="float">
            <text:p>-0.175834</text:p>
          </table:table-cell>
          <table:table-cell table:style-name="ce2" office:value-type="float" office:value="0.445899" calcext:value-type="float">
            <text:p>0.445899</text:p>
          </table:table-cell>
          <table:table-cell table:style-name="ce3" office:value-type="float" office:value="0.0326959641873" calcext:value-type="float">
            <text:p>0.032695964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-0.175715" calcext:value-type="float">
            <text:p>-0.175715</text:p>
          </table:table-cell>
          <table:table-cell table:style-name="ce2" office:value-type="float" office:value="0.461779" calcext:value-type="float">
            <text:p>0.461779</text:p>
          </table:table-cell>
          <table:table-cell table:style-name="ce3" office:value-type="float" office:value="0.0324368472072" calcext:value-type="float">
            <text:p>0.0324368472</text:p>
          </table:table-cell>
          <table:table-cell table:number-columns-repeated="3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-0.178085" calcext:value-type="float">
            <text:p>-0.178085</text:p>
          </table:table-cell>
          <table:table-cell table:style-name="ce2" office:value-type="float" office:value="0.453585" calcext:value-type="float">
            <text:p>0.453585</text:p>
          </table:table-cell>
          <table:table-cell table:style-name="ce3" office:value-type="float" office:value="0.0307444867704" calcext:value-type="float">
            <text:p>0.0307444868</text:p>
          </table:table-cell>
          <table:table-cell table:number-columns-repeated="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6"/>
          <table:table-cell table:style-name="ce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1" office:value-type="string" calcext:value-type="string">
            <text:p>Runset 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727" calcext:value-type="float">
            <text:p>0.38727</text:p>
          </table:table-cell>
          <table:table-cell table:style-name="ce2" office:value-type="float" office:value="0.29953" calcext:value-type="float">
            <text:p>0.29953</text:p>
          </table:table-cell>
          <table:table-cell table:style-name="ce3" office:value-type="float" office:value="0.00582023768286" calcext:value-type="float">
            <text:p>0.0058202377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36611" calcext:value-type="float">
            <text:p>0.36611</text:p>
          </table:table-cell>
          <table:table-cell table:style-name="ce2" office:value-type="float" office:value="0.362284" calcext:value-type="float">
            <text:p>0.362284</text:p>
          </table:table-cell>
          <table:table-cell table:style-name="ce3" office:value-type="float" office:value="0.0115311706482" calcext:value-type="float">
            <text:p>0.0115311706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5149" calcext:value-type="float">
            <text:p>0.365149</text:p>
          </table:table-cell>
          <table:table-cell table:style-name="ce2" office:value-type="float" office:value="0.382357" calcext:value-type="float">
            <text:p>0.382357</text:p>
          </table:table-cell>
          <table:table-cell table:style-name="ce3" office:value-type="float" office:value="0.00905919914001" calcext:value-type="float">
            <text:p>0.0090591991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57936" calcext:value-type="float">
            <text:p>0.357936</text:p>
          </table:table-cell>
          <table:table-cell table:style-name="ce2" office:value-type="float" office:value="0.405883" calcext:value-type="float">
            <text:p>0.405883</text:p>
          </table:table-cell>
          <table:table-cell table:style-name="ce3" office:value-type="float" office:value="0.00927341771652" calcext:value-type="float">
            <text:p>0.0092734177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352979" calcext:value-type="float">
            <text:p>0.352979</text:p>
          </table:table-cell>
          <table:table-cell table:style-name="ce2" office:value-type="float" office:value="0.43795" calcext:value-type="float">
            <text:p>0.43795</text:p>
          </table:table-cell>
          <table:table-cell table:style-name="ce3" office:value-type="float" office:value="0.0106381233128" calcext:value-type="float">
            <text:p>0.0106381233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347583" calcext:value-type="float">
            <text:p>0.347583</text:p>
          </table:table-cell>
          <table:table-cell table:style-name="ce2" office:value-type="float" office:value="0.465701" calcext:value-type="float">
            <text:p>0.465701</text:p>
          </table:table-cell>
          <table:table-cell table:style-name="ce3" office:value-type="float" office:value="0.010460584172" calcext:value-type="float">
            <text:p>0.0104605842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0574" calcext:value-type="float">
            <text:p>0.340574</text:p>
          </table:table-cell>
          <table:table-cell table:style-name="ce2" office:value-type="float" office:value="0.525831" calcext:value-type="float">
            <text:p>0.525831</text:p>
          </table:table-cell>
          <table:table-cell table:style-name="ce3" office:value-type="float" office:value="0.0117596553455" calcext:value-type="float">
            <text:p>0.0117596553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335297" calcext:value-type="float">
            <text:p>0.335297</text:p>
          </table:table-cell>
          <table:table-cell table:style-name="ce2" office:value-type="float" office:value="0.566982" calcext:value-type="float">
            <text:p>0.566982</text:p>
          </table:table-cell>
          <table:table-cell table:style-name="ce3" office:value-type="float" office:value="0.0106791058771" calcext:value-type="float">
            <text:p>0.0106791059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321774" calcext:value-type="float">
            <text:p>0.321774</text:p>
          </table:table-cell>
          <table:table-cell table:style-name="ce2" office:value-type="float" office:value="0.631044" calcext:value-type="float">
            <text:p>0.631044</text:p>
          </table:table-cell>
          <table:table-cell table:style-name="ce3" office:value-type="float" office:value="0.0112787860737" calcext:value-type="float">
            <text:p>0.0112787861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312987" calcext:value-type="float">
            <text:p>0.312987</text:p>
          </table:table-cell>
          <table:table-cell table:style-name="ce2" office:value-type="float" office:value="0.697641" calcext:value-type="float">
            <text:p>0.697641</text:p>
          </table:table-cell>
          <table:table-cell table:style-name="ce3" office:value-type="float" office:value="0.0105173895145" calcext:value-type="float">
            <text:p>0.010517389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0522" calcext:value-type="float">
            <text:p>0.300522</text:p>
          </table:table-cell>
          <table:table-cell table:style-name="ce2" office:value-type="float" office:value="0.749761" calcext:value-type="float">
            <text:p>0.749761</text:p>
          </table:table-cell>
          <table:table-cell table:style-name="ce3" office:value-type="float" office:value="0.0107928581219" calcext:value-type="float">
            <text:p>0.0107928581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292983" calcext:value-type="float">
            <text:p>0.292983</text:p>
          </table:table-cell>
          <table:table-cell table:style-name="ce2" office:value-type="float" office:value="0.840381" calcext:value-type="float">
            <text:p>0.840381</text:p>
          </table:table-cell>
          <table:table-cell table:style-name="ce3" office:value-type="float" office:value="0.00834951582508" calcext:value-type="float">
            <text:p>0.0083495158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76253" calcext:value-type="float">
            <text:p>0.276253</text:p>
          </table:table-cell>
          <table:table-cell table:style-name="ce2" office:value-type="float" office:value="0.901662" calcext:value-type="float">
            <text:p>0.901662</text:p>
          </table:table-cell>
          <table:table-cell table:style-name="ce3" office:value-type="float" office:value="0.0105400375667" calcext:value-type="float">
            <text:p>0.0105400376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26376" calcext:value-type="float">
            <text:p>0.26376</text:p>
          </table:table-cell>
          <table:table-cell table:style-name="ce2" office:value-type="float" office:value="0.982132" calcext:value-type="float">
            <text:p>0.982132</text:p>
          </table:table-cell>
          <table:table-cell table:style-name="ce3" office:value-type="float" office:value="0.0107246683095" calcext:value-type="float">
            <text:p>0.0107246683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250502" calcext:value-type="float">
            <text:p>0.250502</text:p>
          </table:table-cell>
          <table:table-cell table:style-name="ce2" office:value-type="float" office:value="1.05624" calcext:value-type="float">
            <text:p>1.05624</text:p>
          </table:table-cell>
          <table:table-cell table:style-name="ce3" office:value-type="float" office:value="0.0105233190837" calcext:value-type="float">
            <text:p>0.0105233191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229045" calcext:value-type="float">
            <text:p>0.229045</text:p>
          </table:table-cell>
          <table:table-cell table:style-name="ce2" office:value-type="float" office:value="1.165969" calcext:value-type="float">
            <text:p>1.165969</text:p>
          </table:table-cell>
          <table:table-cell table:style-name="ce3" office:value-type="float" office:value="0.012367434431" calcext:value-type="float">
            <text:p>0.0123674344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208616" calcext:value-type="float">
            <text:p>0.208616</text:p>
          </table:table-cell>
          <table:table-cell table:style-name="ce2" office:value-type="float" office:value="1.280771" calcext:value-type="float">
            <text:p>1.280771</text:p>
          </table:table-cell>
          <table:table-cell table:style-name="ce3" office:value-type="float" office:value="0.0124576391705" calcext:value-type="float">
            <text:p>0.0124576392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ce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1" office:value-type="string" calcext:value-type="string">
            <text:p>Runset 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0219" calcext:value-type="float">
            <text:p>-0.050219</text:p>
          </table:table-cell>
          <table:table-cell table:style-name="ce2" office:value-type="float" office:value="0.214503" calcext:value-type="float">
            <text:p>0.214503</text:p>
          </table:table-cell>
          <table:table-cell table:style-name="ce3" office:value-type="float" office:value="0.00982507492786" calcext:value-type="float">
            <text:p>0.0098250749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-0.050154" calcext:value-type="float">
            <text:p>-0.050154</text:p>
          </table:table-cell>
          <table:table-cell table:style-name="ce2" office:value-type="float" office:value="0.203937" calcext:value-type="float">
            <text:p>0.203937</text:p>
          </table:table-cell>
          <table:table-cell table:style-name="ce3" office:value-type="float" office:value="0.0124146337351" calcext:value-type="float">
            <text:p>0.0124146337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0196" calcext:value-type="float">
            <text:p>-0.050196</text:p>
          </table:table-cell>
          <table:table-cell table:style-name="ce2" office:value-type="float" office:value="0.166479" calcext:value-type="float">
            <text:p>0.166479</text:p>
          </table:table-cell>
          <table:table-cell table:style-name="ce3" office:value-type="float" office:value="0.00851763144375" calcext:value-type="float">
            <text:p>0.0085176314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-0.050193" calcext:value-type="float">
            <text:p>-0.050193</text:p>
          </table:table-cell>
          <table:table-cell table:style-name="ce2" office:value-type="float" office:value="0.204807" calcext:value-type="float">
            <text:p>0.204807</text:p>
          </table:table-cell>
          <table:table-cell table:style-name="ce3" office:value-type="float" office:value="0.0126992265994" calcext:value-type="float">
            <text:p>0.0126992266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0.050279" calcext:value-type="float">
            <text:p>-0.050279</text:p>
          </table:table-cell>
          <table:table-cell table:style-name="ce2" office:value-type="float" office:value="0.190342" calcext:value-type="float">
            <text:p>0.190342</text:p>
          </table:table-cell>
          <table:table-cell table:style-name="ce3" office:value-type="float" office:value="0.0107393406798" calcext:value-type="float">
            <text:p>0.0107393407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-0.050189" calcext:value-type="float">
            <text:p>-0.050189</text:p>
          </table:table-cell>
          <table:table-cell table:style-name="ce2" office:value-type="float" office:value="0.19327" calcext:value-type="float">
            <text:p>0.19327</text:p>
          </table:table-cell>
          <table:table-cell table:style-name="ce3" office:value-type="float" office:value="0.0119108149219" calcext:value-type="float">
            <text:p>0.0119108149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50179" calcext:value-type="float">
            <text:p>-0.050179</text:p>
          </table:table-cell>
          <table:table-cell table:style-name="ce2" office:value-type="float" office:value="0.170431" calcext:value-type="float">
            <text:p>0.170431</text:p>
          </table:table-cell>
          <table:table-cell table:style-name="ce3" office:value-type="float" office:value="0.00989412691337" calcext:value-type="float">
            <text:p>0.0098941269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-0.050185" calcext:value-type="float">
            <text:p>-0.050185</text:p>
          </table:table-cell>
          <table:table-cell table:style-name="ce2" office:value-type="float" office:value="0.191016" calcext:value-type="float">
            <text:p>0.191016</text:p>
          </table:table-cell>
          <table:table-cell table:style-name="ce3" office:value-type="float" office:value="0.0114152454785" calcext:value-type="float">
            <text:p>0.0114152455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0.050197" calcext:value-type="float">
            <text:p>-0.050197</text:p>
          </table:table-cell>
          <table:table-cell table:style-name="ce2" office:value-type="float" office:value="0.15577" calcext:value-type="float">
            <text:p>0.15577</text:p>
          </table:table-cell>
          <table:table-cell table:style-name="ce3" office:value-type="float" office:value="0.0104854758616" calcext:value-type="float">
            <text:p>0.0104854759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-0.050264" calcext:value-type="float">
            <text:p>-0.050264</text:p>
          </table:table-cell>
          <table:table-cell table:style-name="ce2" office:value-type="float" office:value="0.161524" calcext:value-type="float">
            <text:p>0.161524</text:p>
          </table:table-cell>
          <table:table-cell table:style-name="ce3" office:value-type="float" office:value="0.0105123612576" calcext:value-type="float">
            <text:p>0.0105123613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0.050142" calcext:value-type="float">
            <text:p>-0.050142</text:p>
          </table:table-cell>
          <table:table-cell table:style-name="ce2" office:value-type="float" office:value="0.147891" calcext:value-type="float">
            <text:p>0.147891</text:p>
          </table:table-cell>
          <table:table-cell table:style-name="ce3" office:value-type="float" office:value="0.009840060243" calcext:value-type="float">
            <text:p>0.0098400602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-0.050136" calcext:value-type="float">
            <text:p>-0.050136</text:p>
          </table:table-cell>
          <table:table-cell table:style-name="ce2" office:value-type="float" office:value="0.154438" calcext:value-type="float">
            <text:p>0.154438</text:p>
          </table:table-cell>
          <table:table-cell table:style-name="ce3" office:value-type="float" office:value="0.00954539840209" calcext:value-type="float">
            <text:p>0.0095453984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0.050143" calcext:value-type="float">
            <text:p>-0.050143</text:p>
          </table:table-cell>
          <table:table-cell table:style-name="ce2" office:value-type="float" office:value="0.157716" calcext:value-type="float">
            <text:p>0.157716</text:p>
          </table:table-cell>
          <table:table-cell table:style-name="ce3" office:value-type="float" office:value="0.0113990020276" calcext:value-type="float">
            <text:p>0.011399002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-0.050106" calcext:value-type="float">
            <text:p>-0.050106</text:p>
          </table:table-cell>
          <table:table-cell table:style-name="ce2" office:value-type="float" office:value="0.161987" calcext:value-type="float">
            <text:p>0.161987</text:p>
          </table:table-cell>
          <table:table-cell table:style-name="ce3" office:value-type="float" office:value="0.0116187503608" calcext:value-type="float">
            <text:p>0.0116187504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050082" calcext:value-type="float">
            <text:p>-0.050082</text:p>
          </table:table-cell>
          <table:table-cell table:style-name="ce2" office:value-type="float" office:value="0.146746" calcext:value-type="float">
            <text:p>0.146746</text:p>
          </table:table-cell>
          <table:table-cell table:style-name="ce3" office:value-type="float" office:value="0.00943424384459" calcext:value-type="float">
            <text:p>0.0094342438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-0.050057" calcext:value-type="float">
            <text:p>-0.050057</text:p>
          </table:table-cell>
          <table:table-cell table:style-name="ce2" office:value-type="float" office:value="0.171292" calcext:value-type="float">
            <text:p>0.171292</text:p>
          </table:table-cell>
          <table:table-cell table:style-name="ce3" office:value-type="float" office:value="0.0120314471241" calcext:value-type="float">
            <text:p>0.0120314471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-0.05009" calcext:value-type="float">
            <text:p>-0.05009</text:p>
          </table:table-cell>
          <table:table-cell table:style-name="ce2" office:value-type="float" office:value="0.171173" calcext:value-type="float">
            <text:p>0.171173</text:p>
          </table:table-cell>
          <table:table-cell table:style-name="ce3" office:value-type="float" office:value="0.0103766224899" calcext:value-type="float">
            <text:p>0.0103766225</text:p>
          </table:table-cell>
          <table:table-cell table:number-columns-repeated="3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-0.05005" calcext:value-type="float">
            <text:p>-0.05005</text:p>
          </table:table-cell>
          <table:table-cell table:style-name="ce2" office:value-type="float" office:value="0.207869" calcext:value-type="float">
            <text:p>0.207869</text:p>
          </table:table-cell>
          <table:table-cell table:style-name="ce3" office:value-type="float" office:value="0.0137945283787" calcext:value-type="float">
            <text:p>0.0137945284</text:p>
          </table:table-cell>
          <table:table-cell table:number-columns-repeated="3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style-name="ce1" office:value-type="string" calcext:value-type="string">
            <text:p>Runset 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2343" calcext:value-type="float">
            <text:p>0.382343</text:p>
          </table:table-cell>
          <table:table-cell table:style-name="ce2" office:value-type="float" office:value="0.247018" calcext:value-type="float">
            <text:p>0.247018</text:p>
          </table:table-cell>
          <table:table-cell table:style-name="ce3" office:value-type="float" office:value="0.0092133263144" calcext:value-type="float">
            <text:p>0.0092133263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367944" calcext:value-type="float">
            <text:p>0.367944</text:p>
          </table:table-cell>
          <table:table-cell table:style-name="ce2" office:value-type="float" office:value="0.357471" calcext:value-type="float">
            <text:p>0.357471</text:p>
          </table:table-cell>
          <table:table-cell table:style-name="ce3" office:value-type="float" office:value="0.0105567300558" calcext:value-type="float">
            <text:p>0.0105567301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5457" calcext:value-type="float">
            <text:p>0.365457</text:p>
          </table:table-cell>
          <table:table-cell table:style-name="ce2" office:value-type="float" office:value="0.376224" calcext:value-type="float">
            <text:p>0.376224</text:p>
          </table:table-cell>
          <table:table-cell table:style-name="ce3" office:value-type="float" office:value="0.00901436346848" calcext:value-type="float">
            <text:p>0.0090143635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65457" calcext:value-type="float">
            <text:p>0.365457</text:p>
          </table:table-cell>
          <table:table-cell table:style-name="ce2" office:value-type="float" office:value="0.376224" calcext:value-type="float">
            <text:p>0.376224</text:p>
          </table:table-cell>
          <table:table-cell table:style-name="ce3" office:value-type="float" office:value="0.0101458992977" calcext:value-type="float">
            <text:p>0.0101458993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357343" calcext:value-type="float">
            <text:p>0.357343</text:p>
          </table:table-cell>
          <table:table-cell table:style-name="ce2" office:value-type="float" office:value="0.396463" calcext:value-type="float">
            <text:p>0.396463</text:p>
          </table:table-cell>
          <table:table-cell table:style-name="ce3" office:value-type="float" office:value="0.0120900417919" calcext:value-type="float">
            <text:p>0.0120900418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352009" calcext:value-type="float">
            <text:p>0.352009</text:p>
          </table:table-cell>
          <table:table-cell table:style-name="ce2" office:value-type="float" office:value="0.435149" calcext:value-type="float">
            <text:p>0.435149</text:p>
          </table:table-cell>
          <table:table-cell table:style-name="ce3" office:value-type="float" office:value="0.00977629299385" calcext:value-type="float">
            <text:p>0.009776293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4028" calcext:value-type="float">
            <text:p>0.344028</text:p>
          </table:table-cell>
          <table:table-cell table:style-name="ce2" office:value-type="float" office:value="0.492787" calcext:value-type="float">
            <text:p>0.492787</text:p>
          </table:table-cell>
          <table:table-cell table:style-name="ce3" office:value-type="float" office:value="0.0122107145227" calcext:value-type="float">
            <text:p>0.0122107145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329177" calcext:value-type="float">
            <text:p>0.329177</text:p>
          </table:table-cell>
          <table:table-cell table:style-name="ce2" office:value-type="float" office:value="0.576386" calcext:value-type="float">
            <text:p>0.576386</text:p>
          </table:table-cell>
          <table:table-cell table:style-name="ce3" office:value-type="float" office:value="0.0114003558526" calcext:value-type="float">
            <text:p>0.0114003559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324729" calcext:value-type="float">
            <text:p>0.324729</text:p>
          </table:table-cell>
          <table:table-cell table:style-name="ce2" office:value-type="float" office:value="0.624851" calcext:value-type="float">
            <text:p>0.624851</text:p>
          </table:table-cell>
          <table:table-cell table:style-name="ce3" office:value-type="float" office:value="0.0117190775332" calcext:value-type="float">
            <text:p>0.0117190775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309879" calcext:value-type="float">
            <text:p>0.309879</text:p>
          </table:table-cell>
          <table:table-cell table:style-name="ce2" office:value-type="float" office:value="0.700888" calcext:value-type="float">
            <text:p>0.700888</text:p>
          </table:table-cell>
          <table:table-cell table:style-name="ce3" office:value-type="float" office:value="0.0112508308086" calcext:value-type="float">
            <text:p>0.0112508308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095" calcext:value-type="float">
            <text:p>0.30095</text:p>
          </table:table-cell>
          <table:table-cell table:style-name="ce2" office:value-type="float" office:value="0.763853" calcext:value-type="float">
            <text:p>0.763853</text:p>
          </table:table-cell>
          <table:table-cell table:style-name="ce3" office:value-type="float" office:value="0.0104299394904" calcext:value-type="float">
            <text:p>0.0104299395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287966" calcext:value-type="float">
            <text:p>0.287966</text:p>
          </table:table-cell>
          <table:table-cell table:style-name="ce2" office:value-type="float" office:value="0.860872" calcext:value-type="float">
            <text:p>0.860872</text:p>
          </table:table-cell>
          <table:table-cell table:style-name="ce3" office:value-type="float" office:value="0.00935377048428" calcext:value-type="float">
            <text:p>0.009353770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74935" calcext:value-type="float">
            <text:p>0.274935</text:p>
          </table:table-cell>
          <table:table-cell table:style-name="ce2" office:value-type="float" office:value="0.914489" calcext:value-type="float">
            <text:p>0.914489</text:p>
          </table:table-cell>
          <table:table-cell table:style-name="ce3" office:value-type="float" office:value="0.0106422957777" calcext:value-type="float">
            <text:p>0.0106422958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260696" calcext:value-type="float">
            <text:p>0.260696</text:p>
          </table:table-cell>
          <table:table-cell table:style-name="ce2" office:value-type="float" office:value="0.987843" calcext:value-type="float">
            <text:p>0.987843</text:p>
          </table:table-cell>
          <table:table-cell table:style-name="ce3" office:value-type="float" office:value="0.0114761605871" calcext:value-type="float">
            <text:p>0.0114761606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246978" calcext:value-type="float">
            <text:p>0.246978</text:p>
          </table:table-cell>
          <table:table-cell table:style-name="ce2" office:value-type="float" office:value="1.070215" calcext:value-type="float">
            <text:p>1.070215</text:p>
          </table:table-cell>
          <table:table-cell table:style-name="ce3" office:value-type="float" office:value="0.0114225600349" calcext:value-type="float">
            <text:p>0.01142256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226444" calcext:value-type="float">
            <text:p>0.226444</text:p>
          </table:table-cell>
          <table:table-cell table:style-name="ce2" office:value-type="float" office:value="1.164233" calcext:value-type="float">
            <text:p>1.164233</text:p>
          </table:table-cell>
          <table:table-cell table:style-name="ce3" office:value-type="float" office:value="0.0122328617073" calcext:value-type="float">
            <text:p>0.0122328617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.202396" calcext:value-type="float">
            <text:p>0.202396</text:p>
          </table:table-cell>
          <table:table-cell table:style-name="ce2" office:value-type="float" office:value="1.316792" calcext:value-type="float">
            <text:p>1.316792</text:p>
          </table:table-cell>
          <table:table-cell table:style-name="ce3" office:value-type="float" office:value="0.0134671734453" calcext:value-type="float">
            <text:p>0.0134671734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4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style-name="ce1" office:value-type="string" calcext:value-type="string">
            <text:p>Runset 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orque(kg-cm)</text:p>
          </table:table-cell>
          <table:table-cell table:style-name="ce2" office:value-type="string" calcext:value-type="string">
            <text:p>Velocity(degrees/ms)</text:p>
          </table:table-cell>
          <table:table-cell table:style-name="ce2" office:value-type="string" calcext:value-type="string">
            <text:p>Current(amps)</text:p>
          </table:table-cell>
          <table:table-cell table:style-name="ce2" office:value-type="string" calcext:value-type="string">
            <text:p>Current Error(amps)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3138" calcext:value-type="float">
            <text:p>-0.03138</text:p>
          </table:table-cell>
          <table:table-cell table:style-name="ce2" office:value-type="float" office:value="0.172464" calcext:value-type="float">
            <text:p>0.172464</text:p>
          </table:table-cell>
          <table:table-cell table:style-name="ce3" office:value-type="float" office:value="0.00812132834706" calcext:value-type="float">
            <text:p>0.0081213283</text:p>
          </table:table-cell>
          <table:table-cell table:number-columns-repeated="3"/>
        </table:table-row>
        <table:table-row table:style-name="ro1"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-0.03138" calcext:value-type="float">
            <text:p>-0.03138</text:p>
          </table:table-cell>
          <table:table-cell table:style-name="ce2" office:value-type="float" office:value="0.150035" calcext:value-type="float">
            <text:p>0.150035</text:p>
          </table:table-cell>
          <table:table-cell table:style-name="ce3" office:value-type="float" office:value="0.00720496623309" calcext:value-type="float">
            <text:p>0.0072049662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31372" calcext:value-type="float">
            <text:p>-0.031372</text:p>
          </table:table-cell>
          <table:table-cell table:style-name="ce2" office:value-type="float" office:value="0.162985" calcext:value-type="float">
            <text:p>0.162985</text:p>
          </table:table-cell>
          <table:table-cell table:style-name="ce3" office:value-type="float" office:value="0.0087326587101" calcext:value-type="float">
            <text:p>0.0087326587</text:p>
          </table:table-cell>
          <table:table-cell table:number-columns-repeated="3"/>
        </table:table-row>
        <table:table-row table:style-name="ro1"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-0.031429" calcext:value-type="float">
            <text:p>-0.031429</text:p>
          </table:table-cell>
          <table:table-cell table:style-name="ce2" office:value-type="float" office:value="0.160342" calcext:value-type="float">
            <text:p>0.160342</text:p>
          </table:table-cell>
          <table:table-cell table:style-name="ce3" office:value-type="float" office:value="0.0100773490532" calcext:value-type="float">
            <text:p>0.0100773491</text:p>
          </table:table-cell>
          <table:table-cell table:number-columns-repeated="3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0.0314" calcext:value-type="float">
            <text:p>-0.0314</text:p>
          </table:table-cell>
          <table:table-cell table:style-name="ce2" office:value-type="float" office:value="0.153389" calcext:value-type="float">
            <text:p>0.153389</text:p>
          </table:table-cell>
          <table:table-cell table:style-name="ce3" office:value-type="float" office:value="0.00941331058193" calcext:value-type="float">
            <text:p>0.0094133106</text:p>
          </table:table-cell>
          <table:table-cell table:number-columns-repeated="3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-0.031383" calcext:value-type="float">
            <text:p>-0.031383</text:p>
          </table:table-cell>
          <table:table-cell table:style-name="ce2" office:value-type="float" office:value="0.138942" calcext:value-type="float">
            <text:p>0.138942</text:p>
          </table:table-cell>
          <table:table-cell table:style-name="ce3" office:value-type="float" office:value="0.00742703998148" calcext:value-type="float">
            <text:p>0.00742704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31402" calcext:value-type="float">
            <text:p>-0.031402</text:p>
          </table:table-cell>
          <table:table-cell table:style-name="ce2" office:value-type="float" office:value="0.146297" calcext:value-type="float">
            <text:p>0.146297</text:p>
          </table:table-cell>
          <table:table-cell table:style-name="ce3" office:value-type="float" office:value="0.00759035656426" calcext:value-type="float">
            <text:p>0.0075903566</text:p>
          </table:table-cell>
          <table:table-cell table:number-columns-repeated="3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-0.0314" calcext:value-type="float">
            <text:p>-0.0314</text:p>
          </table:table-cell>
          <table:table-cell table:style-name="ce2" office:value-type="float" office:value="0.131209" calcext:value-type="float">
            <text:p>0.131209</text:p>
          </table:table-cell>
          <table:table-cell table:style-name="ce3" office:value-type="float" office:value="0.00747028252581" calcext:value-type="float">
            <text:p>0.0074702825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0.031355" calcext:value-type="float">
            <text:p>-0.031355</text:p>
          </table:table-cell>
          <table:table-cell table:style-name="ce2" office:value-type="float" office:value="0.12938" calcext:value-type="float">
            <text:p>0.12938</text:p>
          </table:table-cell>
          <table:table-cell table:style-name="ce3" office:value-type="float" office:value="0.00823520677771" calcext:value-type="float">
            <text:p>0.0082352068</text:p>
          </table:table-cell>
          <table:table-cell table:number-columns-repeated="3"/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-0.031339" calcext:value-type="float">
            <text:p>-0.031339</text:p>
          </table:table-cell>
          <table:table-cell table:style-name="ce2" office:value-type="float" office:value="0.126334" calcext:value-type="float">
            <text:p>0.126334</text:p>
          </table:table-cell>
          <table:table-cell table:style-name="ce3" office:value-type="float" office:value="0.0094377219183" calcext:value-type="float">
            <text:p>0.0094377219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-0.031326" calcext:value-type="float">
            <text:p>-0.031326</text:p>
          </table:table-cell>
          <table:table-cell table:style-name="ce2" office:value-type="float" office:value="0.128168" calcext:value-type="float">
            <text:p>0.128168</text:p>
          </table:table-cell>
          <table:table-cell table:style-name="ce3" office:value-type="float" office:value="0.00789393708536" calcext:value-type="float">
            <text:p>0.0078939371</text:p>
          </table:table-cell>
          <table:table-cell table:number-columns-repeated="3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-0.031335" calcext:value-type="float">
            <text:p>-0.031335</text:p>
          </table:table-cell>
          <table:table-cell table:style-name="ce2" office:value-type="float" office:value="0.123506" calcext:value-type="float">
            <text:p>0.123506</text:p>
          </table:table-cell>
          <table:table-cell table:style-name="ce3" office:value-type="float" office:value="0.00876344249987" calcext:value-type="float">
            <text:p>0.008763442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0.031358" calcext:value-type="float">
            <text:p>-0.031358</text:p>
          </table:table-cell>
          <table:table-cell table:style-name="ce2" office:value-type="float" office:value="0.12465" calcext:value-type="float">
            <text:p>0.12465</text:p>
          </table:table-cell>
          <table:table-cell table:style-name="ce3" office:value-type="float" office:value="0.00892934105385" calcext:value-type="float">
            <text:p>0.0089293411</text:p>
          </table:table-cell>
          <table:table-cell table:number-columns-repeated="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-0.031293" calcext:value-type="float">
            <text:p>-0.031293</text:p>
          </table:table-cell>
          <table:table-cell table:style-name="ce2" office:value-type="float" office:value="0.135353" calcext:value-type="float">
            <text:p>0.135353</text:p>
          </table:table-cell>
          <table:table-cell table:style-name="ce3" office:value-type="float" office:value="0.00813338879478" calcext:value-type="float">
            <text:p>0.008133388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031334" calcext:value-type="float">
            <text:p>-0.031334</text:p>
          </table:table-cell>
          <table:table-cell table:style-name="ce2" office:value-type="float" office:value="0.133772" calcext:value-type="float">
            <text:p>0.133772</text:p>
          </table:table-cell>
          <table:table-cell table:style-name="ce3" office:value-type="float" office:value="0.0093275273587" calcext:value-type="float">
            <text:p>0.0093275274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-0.031323" calcext:value-type="float">
            <text:p>-0.031323</text:p>
          </table:table-cell>
          <table:table-cell table:style-name="ce2" office:value-type="float" office:value="0.145594" calcext:value-type="float">
            <text:p>0.145594</text:p>
          </table:table-cell>
          <table:table-cell table:style-name="ce3" office:value-type="float" office:value="0.00857444150377" calcext:value-type="float">
            <text:p>0.0085744415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-0.031271" calcext:value-type="float">
            <text:p>-0.031271</text:p>
          </table:table-cell>
          <table:table-cell table:style-name="ce2" office:value-type="float" office:value="0.177999" calcext:value-type="float">
            <text:p>0.177999</text:p>
          </table:table-cell>
          <table:table-cell table:style-name="ce3" office:value-type="float" office:value="0.0110138352728" calcext:value-type="float">
            <text:p>0.01101383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19:19:55.793752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7:23:53.042544000</meta:creation-date>
    <dc:date>2015-09-20T09:31:55.034839530</dc:date>
    <meta:editing-duration>PT13H57M52S</meta:editing-duration>
    <meta:editing-cycles>18</meta:editing-cycles>
    <meta:generator>LibreOffice/4.2.6.3$Linux_X86_64 LibreOffice_project/420m0$Build-3</meta:generator>
    <dc:creator>Samuel Pfrommer</dc:creator>
    <meta:document-statistic meta:table-count="1" meta:cell-count="4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ajor="0.4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error-category="cell-range" chart:error-upper-range="Sheet1.D3:Sheet1.D20" chart:error-lower-range="Sheet1.D3:Sheet1.D20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>
      <style:chart-properties chart:error-upper-indicator="true" chart:error-lower-indicator="true" chart:error-category="cell-range" chart:error-upper-range="Sheet1.D3:Sheet1.D20" chart:error-lower-range="Sheet1.D3:Sheet1.D20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78cm" svg:height="10.253cm" xlink:href=".." xlink:type="simple" chart:class="chart:scatter" chart:style-name="ch1">
        <chart:title svg:x="1.169cm" svg:y="0.341cm" chart:style-name="ch2">
          <text:p>First Forward Runs - Angular Velocity and Current as Functions of Torque</text:p>
        </chart:title>
        <chart:legend chart:legend-position="bottom" svg:x="3.835cm" svg:y="9.078cm" style:legend-expansion="wide" chart:style-name="ch3"/>
        <chart:plot-area chart:style-name="ch4" table:cell-range-address="Sheet1.A3:Sheet1.C20 Sheet1.B2:Sheet1.C2" chart:data-source-has-labels="row" svg:x="1.807cm" svg:y="1.676cm" svg:width="13.628cm" svg:height="6.161cm">
          <chartooo:coordinate-region svg:x="2.719cm" svg:y="1.875cm" svg:width="11.988cm" svg:height="5.315cm"/>
          <chart:axis chart:dimension="x" chart:name="primary-x" chart:style-name="ch5">
            <chart:title svg:x="7.532cm" svg:y="8.042cm" chart:style-name="ch6">
              <text:p>Torque(kg-cm)</text:p>
            </chart:title>
          </chart:axis>
          <chart:axis chart:dimension="y" chart:name="primary-y" chart:style-name="ch5">
            <chart:title svg:x="0.908cm" svg:y="6.93cm" chart:style-name="ch7">
              <text:p>Angular Velocity(degrees/ms)</text:p>
            </chart:title>
            <chart:grid chart:style-name="ch8" chart:class="major"/>
          </chart:axis>
          <chart:axis chart:dimension="y" chart:name="secondary-y" chart:style-name="ch9">
            <chart:title svg:x="15.774cm" svg:y="5.858cm" chart:style-name="ch7">
              <text:p>Current(amps)</text:p>
            </chart:title>
          </chart:axis>
          <chart:series chart:attached-axis="primary-y" chart:style-name="ch10" chart:values-cell-range-address="Sheet1.B3:Sheet1.B20" chart:label-cell-address="Sheet1.B2:Sheet1.B2" chart:class="chart:scatter">
            <chart:domain table:cell-range-address="Sheet1.A3:Sheet1.A20"/>
            <chart:regression-curve chart:style-name="ch11"/>
            <chart:data-point chart:repeated="18"/>
          </chart:series>
          <chart:series chart:attached-axis="secondary-y" chart:style-name="ch12" chart:values-cell-range-address="Sheet1.C3:Sheet1.C20" chart:label-cell-address="Sheet1.C2:Sheet1.C2" chart:class="chart:scatter">
            <chart:regression-curve chart:style-name="ch13"/>
            <chart:error-indicator chart:style-name="ch14" chart:dimension="y"/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2:Sheet1.B2</svg:desc>
                </draw:g>
              </table:table-cell>
              <table:table-cell office:value-type="string">
                <text:p>Current(amps)</text:p>
                <draw:g>
                  <svg:desc>Sheet1.C2:Sheet1.C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0</svg:desc>
                </draw:g>
              </table:table-cell>
              <table:table-cell office:value-type="float" office:value="0.390253">
                <text:p>0.390253</text:p>
                <draw:g>
                  <svg:desc>Sheet1.B3:Sheet1.B20</svg:desc>
                </draw:g>
              </table:table-cell>
              <table:table-cell office:value-type="float" office:value="0.281024">
                <text:p>0.281024</text:p>
                <draw:g>
                  <svg:desc>Sheet1.C3:Sheet1.C20</svg:desc>
                </draw:g>
              </table:table-cell>
              <table:table-cell office:value-type="float" office:value="0.00594393224885">
                <text:p>0.00594393224885</text:p>
                <draw:g>
                  <svg:desc>Sheet1.D3:Sheet1.D20</svg:desc>
                </draw:g>
              </table:table-cell>
              <table:table-cell office:value-type="float" office:value="0.00594393224885">
                <text:p>0.00594393224885</text:p>
                <draw:g>
                  <svg:desc>Sheet1.D3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36459">
                <text:p>0.36459</text:p>
              </table:table-cell>
              <table:table-cell office:value-type="float" office:value="0.369855">
                <text:p>0.369855</text:p>
              </table:table-cell>
              <table:table-cell office:value-type="float" office:value="0.0107682067242">
                <text:p>0.0107682067242</text:p>
              </table:table-cell>
              <table:table-cell office:value-type="float" office:value="0.0107682067242">
                <text:p>0.0107682067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65796">
                <text:p>0.365796</text:p>
              </table:table-cell>
              <table:table-cell office:value-type="float" office:value="0.387157">
                <text:p>0.387157</text:p>
              </table:table-cell>
              <table:table-cell office:value-type="float" office:value="0.0100262965735">
                <text:p>0.0100262965735</text:p>
              </table:table-cell>
              <table:table-cell office:value-type="float" office:value="0.0100262965735">
                <text:p>0.0100262965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.350133">
                <text:p>0.350133</text:p>
              </table:table-cell>
              <table:table-cell office:value-type="float" office:value="0.403103">
                <text:p>0.403103</text:p>
              </table:table-cell>
              <table:table-cell office:value-type="float" office:value="0.00833903157027">
                <text:p>0.00833903157027</text:p>
              </table:table-cell>
              <table:table-cell office:value-type="float" office:value="0.00833903157027">
                <text:p>0.0083390315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355897">
                <text:p>0.355897</text:p>
              </table:table-cell>
              <table:table-cell office:value-type="float" office:value="0.42553">
                <text:p>0.42553</text:p>
              </table:table-cell>
              <table:table-cell office:value-type="float" office:value="0.0120403154535">
                <text:p>0.0120403154535</text:p>
              </table:table-cell>
              <table:table-cell office:value-type="float" office:value="0.0120403154535">
                <text:p>0.0120403154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0.346872">
                <text:p>0.346872</text:p>
              </table:table-cell>
              <table:table-cell office:value-type="float" office:value="0.469002">
                <text:p>0.469002</text:p>
              </table:table-cell>
              <table:table-cell office:value-type="float" office:value="0.00933920722671">
                <text:p>0.00933920722671</text:p>
              </table:table-cell>
              <table:table-cell office:value-type="float" office:value="0.00933920722671">
                <text:p>0.00933920722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343304">
                <text:p>0.343304</text:p>
              </table:table-cell>
              <table:table-cell office:value-type="float" office:value="0.499872">
                <text:p>0.499872</text:p>
              </table:table-cell>
              <table:table-cell office:value-type="float" office:value="0.0108928715803">
                <text:p>0.0108928715803</text:p>
              </table:table-cell>
              <table:table-cell office:value-type="float" office:value="0.0108928715803">
                <text:p>0.0108928715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336249">
                <text:p>0.336249</text:p>
              </table:table-cell>
              <table:table-cell office:value-type="float" office:value="0.543162">
                <text:p>0.543162</text:p>
              </table:table-cell>
              <table:table-cell office:value-type="float" office:value="0.011101295404">
                <text:p>0.011101295404</text:p>
              </table:table-cell>
              <table:table-cell office:value-type="float" office:value="0.011101295404">
                <text:p>0.011101295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323421">
                <text:p>0.323421</text:p>
              </table:table-cell>
              <table:table-cell office:value-type="float" office:value="0.599269">
                <text:p>0.599269</text:p>
              </table:table-cell>
              <table:table-cell office:value-type="float" office:value="0.0120485532623">
                <text:p>0.0120485532623</text:p>
              </table:table-cell>
              <table:table-cell office:value-type="float" office:value="0.0120485532623">
                <text:p>0.0120485532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313991">
                <text:p>0.313991</text:p>
              </table:table-cell>
              <table:table-cell office:value-type="float" office:value="0.698586">
                <text:p>0.698586</text:p>
              </table:table-cell>
              <table:table-cell office:value-type="float" office:value="0.00960740391931">
                <text:p>0.00960740391931</text:p>
              </table:table-cell>
              <table:table-cell office:value-type="float" office:value="0.00960740391931">
                <text:p>0.00960740391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302553">
                <text:p>0.302553</text:p>
              </table:table-cell>
              <table:table-cell office:value-type="float" office:value="0.748799">
                <text:p>0.748799</text:p>
              </table:table-cell>
              <table:table-cell office:value-type="float" office:value="0.0116150234412">
                <text:p>0.0116150234412</text:p>
              </table:table-cell>
              <table:table-cell office:value-type="float" office:value="0.0116150234412">
                <text:p>0.0116150234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292042">
                <text:p>0.292042</text:p>
              </table:table-cell>
              <table:table-cell office:value-type="float" office:value="0.82083">
                <text:p>0.82083</text:p>
              </table:table-cell>
              <table:table-cell office:value-type="float" office:value="0.0105700780471">
                <text:p>0.0105700780471</text:p>
              </table:table-cell>
              <table:table-cell office:value-type="float" office:value="0.0105700780471">
                <text:p>0.0105700780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281423">
                <text:p>0.281423</text:p>
              </table:table-cell>
              <table:table-cell office:value-type="float" office:value="0.884978">
                <text:p>0.884978</text:p>
              </table:table-cell>
              <table:table-cell office:value-type="float" office:value="0.011069162872">
                <text:p>0.011069162872</text:p>
              </table:table-cell>
              <table:table-cell office:value-type="float" office:value="0.011069162872">
                <text:p>0.011069162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26617">
                <text:p>0.26617</text:p>
              </table:table-cell>
              <table:table-cell office:value-type="float" office:value="0.982696">
                <text:p>0.982696</text:p>
              </table:table-cell>
              <table:table-cell office:value-type="float" office:value="0.0108096040803">
                <text:p>0.0108096040803</text:p>
              </table:table-cell>
              <table:table-cell office:value-type="float" office:value="0.0108096040803">
                <text:p>0.0108096040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254759">
                <text:p>0.254759</text:p>
              </table:table-cell>
              <table:table-cell office:value-type="float" office:value="1.061155">
                <text:p>1.061155</text:p>
              </table:table-cell>
              <table:table-cell office:value-type="float" office:value="0.0111426306999">
                <text:p>0.0111426306999</text:p>
              </table:table-cell>
              <table:table-cell office:value-type="float" office:value="0.0111426306999">
                <text:p>0.0111426306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235059">
                <text:p>0.235059</text:p>
              </table:table-cell>
              <table:table-cell office:value-type="float" office:value="1.182237">
                <text:p>1.182237</text:p>
              </table:table-cell>
              <table:table-cell office:value-type="float" office:value="0.0122980202004">
                <text:p>0.0122980202004</text:p>
              </table:table-cell>
              <table:table-cell office:value-type="float" office:value="0.0122980202004">
                <text:p>0.0122980202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217323">
                <text:p>0.217323</text:p>
              </table:table-cell>
              <table:table-cell office:value-type="float" office:value="1.300966">
                <text:p>1.300966</text:p>
              </table:table-cell>
              <table:table-cell office:value-type="float" office:value="0.0149424732234">
                <text:p>0.0149424732234</text:p>
              </table:table-cell>
              <table:table-cell office:value-type="float" office:value="0.0149424732234">
                <text:p>0.0149424732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0.193419">
                <text:p>0.193419</text:p>
              </table:table-cell>
              <table:table-cell office:value-type="float" office:value="1.434344">
                <text:p>1.434344</text:p>
              </table:table-cell>
              <table:table-cell office:value-type="float" office:value="0.015018702118">
                <text:p>0.015018702118</text:p>
              </table:table-cell>
              <table:table-cell office:value-type="float" office:value="0.015018702118">
                <text:p>0.015018702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25" chart:max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0.3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error-category="cell-range" chart:error-upper-range="Sheet1.D48:Sheet1.D65" chart:error-lower-range="Sheet1.D48:Sheet1.D65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chart-properties chart:error-upper-indicator="true" chart:error-lower-indicator="true" chart:error-category="cell-range" chart:error-upper-range="Sheet1.D48:Sheet1.D65" chart:error-lower-range="Sheet1.D48:Sheet1.D65" char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021cm" svg:height="9.32cm" xlink:href=".." xlink:type="simple" chart:class="chart:scatter" chart:style-name="ch1">
        <chart:title svg:x="0.688cm" svg:y="0.322cm" chart:style-name="ch2">
          <text:p>1 Second Reverse Runs - Angular Velocity and Current as Functions of Torque</text:p>
        </chart:title>
        <chart:legend chart:legend-position="bottom" svg:x="4.147cm" svg:y="8.145cm" style:legend-expansion="wide" chart:style-name="ch3"/>
        <chart:plot-area chart:style-name="ch4" table:cell-range-address="Sheet1.A48:Sheet1.C65 Sheet1.B47:Sheet1.C47" chart:data-source-has-labels="row" svg:x="1.712cm" svg:y="1.362cm" svg:width="13.833cm" svg:height="5.923cm">
          <chartooo:coordinate-region svg:x="2.73cm" svg:y="1.562cm" svg:width="11.981cm" svg:height="5.524cm"/>
          <chart:axis chart:dimension="x" chart:name="primary-x" chart:style-name="ch5">
            <chart:title svg:x="7.539cm" svg:y="7.471cm" chart:style-name="ch6">
              <text:p>Torque(kg-cm)</text:p>
            </chart:title>
          </chart:axis>
          <chart:axis chart:dimension="y" chart:name="primary-y" chart:style-name="ch7">
            <chart:title svg:x="0.812cm" svg:y="6.497cm" chart:style-name="ch8">
              <text:p>Angular Velocity(degrees/ms)</text:p>
            </chart:title>
            <chart:grid chart:style-name="ch9" chart:class="major"/>
          </chart:axis>
          <chart:axis chart:dimension="y" chart:name="secondary-y" chart:style-name="ch10">
            <chart:title svg:x="15.885cm" svg:y="5.425cm" chart:style-name="ch8">
              <text:p>Current(amps)</text:p>
            </chart:title>
          </chart:axis>
          <chart:series chart:attached-axis="primary-y" chart:style-name="ch11" chart:values-cell-range-address="Sheet1.B48:Sheet1.B65" chart:label-cell-address="Sheet1.B47:Sheet1.B47" chart:class="chart:scatter">
            <chart:domain table:cell-range-address="Sheet1.A48:Sheet1.A65"/>
            <chart:regression-curve chart:style-name="ch12"/>
            <chart:data-point chart:repeated="2"/>
            <chart:data-point chart:style-name="ch13"/>
            <chart:data-point chart:repeated="15"/>
          </chart:series>
          <chart:series chart:attached-axis="secondary-y" chart:style-name="ch14" chart:values-cell-range-address="Sheet1.C48:Sheet1.C65" chart:label-cell-address="Sheet1.C47:Sheet1.C47" chart:class="chart:scatter">
            <chart:regression-curve chart:style-name="ch15"/>
            <chart:error-indicator chart:style-name="ch16" chart:dimension="y"/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47:Sheet1.B47</svg:desc>
                </draw:g>
              </table:table-cell>
              <table:table-cell office:value-type="string">
                <text:p>Current(amps)</text:p>
                <draw:g>
                  <svg:desc>Sheet1.C47:Sheet1.C4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8:Sheet1.A65</svg:desc>
                </draw:g>
              </table:table-cell>
              <table:table-cell office:value-type="float" office:value="-0.17526">
                <text:p>-0.17526</text:p>
                <draw:g>
                  <svg:desc>Sheet1.B48:Sheet1.B65</svg:desc>
                </draw:g>
              </table:table-cell>
              <table:table-cell office:value-type="float" office:value="0.533237">
                <text:p>0.533237</text:p>
                <draw:g>
                  <svg:desc>Sheet1.C48:Sheet1.C65</svg:desc>
                </draw:g>
              </table:table-cell>
              <table:table-cell office:value-type="float" office:value="0.0423104978842">
                <text:p>0.0423104978842</text:p>
                <draw:g>
                  <svg:desc>Sheet1.D48:Sheet1.D65</svg:desc>
                </draw:g>
              </table:table-cell>
              <table:table-cell office:value-type="float" office:value="0.0423104978842">
                <text:p>0.0423104978842</text:p>
                <draw:g>
                  <svg:desc>Sheet1.D4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0.176965">
                <text:p>-0.176965</text:p>
              </table:table-cell>
              <table:table-cell office:value-type="float" office:value="0.476915">
                <text:p>0.476915</text:p>
              </table:table-cell>
              <table:table-cell office:value-type="float" office:value="0.0404745417026">
                <text:p>0.0404745417026</text:p>
              </table:table-cell>
              <table:table-cell office:value-type="float" office:value="0.0404745417026">
                <text:p>0.0404745417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178909">
                <text:p>-0.178909</text:p>
              </table:table-cell>
              <table:table-cell office:value-type="float" office:value="0.495959">
                <text:p>0.495959</text:p>
              </table:table-cell>
              <table:table-cell office:value-type="float" office:value="0.0422498629461">
                <text:p>0.0422498629461</text:p>
              </table:table-cell>
              <table:table-cell office:value-type="float" office:value="0.0422498629461">
                <text:p>0.0422498629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0.180141">
                <text:p>-0.180141</text:p>
              </table:table-cell>
              <table:table-cell office:value-type="float" office:value="0.533697">
                <text:p>0.533697</text:p>
              </table:table-cell>
              <table:table-cell office:value-type="float" office:value="0.039994531416">
                <text:p>0.039994531416</text:p>
              </table:table-cell>
              <table:table-cell office:value-type="float" office:value="0.039994531416">
                <text:p>0.039994531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0.176772">
                <text:p>-0.176772</text:p>
              </table:table-cell>
              <table:table-cell office:value-type="float" office:value="0.512026">
                <text:p>0.512026</text:p>
              </table:table-cell>
              <table:table-cell office:value-type="float" office:value="0.039828601517">
                <text:p>0.039828601517</text:p>
              </table:table-cell>
              <table:table-cell office:value-type="float" office:value="0.039828601517">
                <text:p>0.039828601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0.176264">
                <text:p>-0.176264</text:p>
              </table:table-cell>
              <table:table-cell office:value-type="float" office:value="0.547202">
                <text:p>0.547202</text:p>
              </table:table-cell>
              <table:table-cell office:value-type="float" office:value="0.0439877942908">
                <text:p>0.0439877942908</text:p>
              </table:table-cell>
              <table:table-cell office:value-type="float" office:value="0.0439877942908">
                <text:p>0.0439877942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0.176336">
                <text:p>-0.176336</text:p>
              </table:table-cell>
              <table:table-cell office:value-type="float" office:value="0.513241">
                <text:p>0.513241</text:p>
              </table:table-cell>
              <table:table-cell office:value-type="float" office:value="0.0419724166669">
                <text:p>0.0419724166669</text:p>
              </table:table-cell>
              <table:table-cell office:value-type="float" office:value="0.0419724166669">
                <text:p>0.0419724166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-0.176646">
                <text:p>-0.176646</text:p>
              </table:table-cell>
              <table:table-cell office:value-type="float" office:value="0.521607">
                <text:p>0.521607</text:p>
              </table:table-cell>
              <table:table-cell office:value-type="float" office:value="0.0404301763493">
                <text:p>0.0404301763493</text:p>
              </table:table-cell>
              <table:table-cell office:value-type="float" office:value="0.0404301763493">
                <text:p>0.0404301763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0.177072">
                <text:p>-0.177072</text:p>
              </table:table-cell>
              <table:table-cell office:value-type="float" office:value="0.528612">
                <text:p>0.528612</text:p>
              </table:table-cell>
              <table:table-cell office:value-type="float" office:value="0.0390599230587">
                <text:p>0.0390599230587</text:p>
              </table:table-cell>
              <table:table-cell office:value-type="float" office:value="0.0390599230587">
                <text:p>0.0390599230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-0.176176">
                <text:p>-0.176176</text:p>
              </table:table-cell>
              <table:table-cell office:value-type="float" office:value="0.502676">
                <text:p>0.502676</text:p>
              </table:table-cell>
              <table:table-cell office:value-type="float" office:value="0.0400264859466">
                <text:p>0.0400264859466</text:p>
              </table:table-cell>
              <table:table-cell office:value-type="float" office:value="0.0400264859466">
                <text:p>0.0400264859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0.175118">
                <text:p>-0.175118</text:p>
              </table:table-cell>
              <table:table-cell office:value-type="float" office:value="0.440898">
                <text:p>0.440898</text:p>
              </table:table-cell>
              <table:table-cell office:value-type="float" office:value="0.032586653174">
                <text:p>0.032586653174</text:p>
              </table:table-cell>
              <table:table-cell office:value-type="float" office:value="0.032586653174">
                <text:p>0.032586653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-0.177047">
                <text:p>-0.177047</text:p>
              </table:table-cell>
              <table:table-cell office:value-type="float" office:value="0.500329">
                <text:p>0.500329</text:p>
              </table:table-cell>
              <table:table-cell office:value-type="float" office:value="0.0370484316487">
                <text:p>0.0370484316487</text:p>
              </table:table-cell>
              <table:table-cell office:value-type="float" office:value="0.0370484316487">
                <text:p>0.0370484316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-0.177805">
                <text:p>-0.177805</text:p>
              </table:table-cell>
              <table:table-cell office:value-type="float" office:value="0.459771">
                <text:p>0.459771</text:p>
              </table:table-cell>
              <table:table-cell office:value-type="float" office:value="0.0332625510049">
                <text:p>0.0332625510049</text:p>
              </table:table-cell>
              <table:table-cell office:value-type="float" office:value="0.0332625510049">
                <text:p>0.0332625510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-0.179474">
                <text:p>-0.179474</text:p>
              </table:table-cell>
              <table:table-cell office:value-type="float" office:value="0.463492">
                <text:p>0.463492</text:p>
              </table:table-cell>
              <table:table-cell office:value-type="float" office:value="0.0315604427752">
                <text:p>0.0315604427752</text:p>
              </table:table-cell>
              <table:table-cell office:value-type="float" office:value="0.0315604427752">
                <text:p>0.0315604427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0.178239">
                <text:p>-0.178239</text:p>
              </table:table-cell>
              <table:table-cell office:value-type="float" office:value="0.489164">
                <text:p>0.489164</text:p>
              </table:table-cell>
              <table:table-cell office:value-type="float" office:value="0.0347297205036">
                <text:p>0.0347297205036</text:p>
              </table:table-cell>
              <table:table-cell office:value-type="float" office:value="0.0347297205036">
                <text:p>0.0347297205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-0.175834">
                <text:p>-0.175834</text:p>
              </table:table-cell>
              <table:table-cell office:value-type="float" office:value="0.445899">
                <text:p>0.445899</text:p>
              </table:table-cell>
              <table:table-cell office:value-type="float" office:value="0.0326959641873">
                <text:p>0.0326959641873</text:p>
              </table:table-cell>
              <table:table-cell office:value-type="float" office:value="0.0326959641873">
                <text:p>0.0326959641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-0.175715">
                <text:p>-0.175715</text:p>
              </table:table-cell>
              <table:table-cell office:value-type="float" office:value="0.461779">
                <text:p>0.461779</text:p>
              </table:table-cell>
              <table:table-cell office:value-type="float" office:value="0.0324368472072">
                <text:p>0.0324368472072</text:p>
              </table:table-cell>
              <table:table-cell office:value-type="float" office:value="0.0324368472072">
                <text:p>0.0324368472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-0.178085">
                <text:p>-0.178085</text:p>
              </table:table-cell>
              <table:table-cell office:value-type="float" office:value="0.453585">
                <text:p>0.453585</text:p>
              </table:table-cell>
              <table:table-cell office:value-type="float" office:value="0.0307444867704">
                <text:p>0.0307444867704</text:p>
              </table:table-cell>
              <table:table-cell office:value-type="float" office:value="0.0307444867704">
                <text:p>0.0307444867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error-category="cell-range" chart:error-upper-range="Sheet1.D91:Sheet1.D107" chart:error-lower-range="Sheet1.D91:Sheet1.D107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>
      <style:chart-properties chart:error-upper-indicator="true" chart:error-lower-indicator="true" chart:error-category="cell-range" chart:error-upper-range="Sheet1.D91:Sheet1.D107" chart:error-lower-range="Sheet1.D91:Sheet1.D107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78cm" svg:height="9.894cm" xlink:href=".." xlink:type="simple" chart:class="chart:scatter" chart:style-name="ch1">
        <chart:title svg:x="0.878cm" svg:y="0.333cm" chart:style-name="ch2">
          <text:p>Second Forward Runs - Angular Velocity and Current as Functions of Torque</text:p>
        </chart:title>
        <chart:legend chart:legend-position="bottom" svg:x="3.835cm" svg:y="8.719cm" style:legend-expansion="wide" chart:style-name="ch3"/>
        <chart:plot-area chart:style-name="ch4" table:cell-range-address="Sheet1.A91:Sheet1.C107 Sheet1.B90:Sheet1.C90" chart:data-source-has-labels="row" svg:x="1.35cm" svg:y="1.729cm" svg:width="14.389cm" svg:height="5.812cm">
          <chartooo:coordinate-region svg:x="2.262cm" svg:y="1.928cm" svg:width="12.749cm" svg:height="4.966cm"/>
          <chart:axis chart:dimension="x" chart:name="primary-x" chart:style-name="ch5">
            <chart:title svg:x="7.455cm" svg:y="7.738cm" chart:style-name="ch6">
              <text:p>Torque(kg-cm)</text:p>
            </chart:title>
          </chart:axis>
          <chart:axis chart:dimension="y" chart:name="primary-y" chart:style-name="ch5">
            <chart:title svg:x="0.451cm" svg:y="6.809cm" chart:style-name="ch7">
              <text:p>Angular Velocity(degrees/ms)</text:p>
            </chart:title>
            <chart:grid chart:style-name="ch8" chart:class="major"/>
          </chart:axis>
          <chart:axis chart:dimension="y" chart:name="secondary-y" chart:style-name="ch9">
            <chart:title svg:x="16.078cm" svg:y="5.737cm" chart:style-name="ch7">
              <text:p>Current(amps)</text:p>
            </chart:title>
          </chart:axis>
          <chart:series chart:attached-axis="primary-y" chart:style-name="ch10" chart:values-cell-range-address="Sheet1.B91:Sheet1.B107" chart:label-cell-address="Sheet1.B90:Sheet1.B90" chart:class="chart:scatter">
            <chart:domain table:cell-range-address="Sheet1.A91:Sheet1.A107"/>
            <chart:regression-curve chart:style-name="ch11"/>
            <chart:data-point chart:repeated="17"/>
          </chart:series>
          <chart:series chart:attached-axis="secondary-y" chart:style-name="ch12" chart:values-cell-range-address="Sheet1.C91:Sheet1.C107" chart:label-cell-address="Sheet1.C90:Sheet1.C90" chart:class="chart:scatter">
            <chart:regression-curve chart:style-name="ch13"/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90:Sheet1.B90</svg:desc>
                </draw:g>
              </table:table-cell>
              <table:table-cell office:value-type="string">
                <text:p>Current(amps)</text:p>
                <draw:g>
                  <svg:desc>Sheet1.C90:Sheet1.C9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1:Sheet1.A107</svg:desc>
                </draw:g>
              </table:table-cell>
              <table:table-cell office:value-type="float" office:value="0.38727">
                <text:p>0.38727</text:p>
                <draw:g>
                  <svg:desc>Sheet1.B91:Sheet1.B107</svg:desc>
                </draw:g>
              </table:table-cell>
              <table:table-cell office:value-type="float" office:value="0.29953">
                <text:p>0.29953</text:p>
                <draw:g>
                  <svg:desc>Sheet1.C91:Sheet1.C107</svg:desc>
                </draw:g>
              </table:table-cell>
              <table:table-cell office:value-type="float" office:value="0.00582023768286">
                <text:p>0.00582023768286</text:p>
                <draw:g>
                  <svg:desc>Sheet1.D91:Sheet1.D107</svg:desc>
                </draw:g>
              </table:table-cell>
              <table:table-cell office:value-type="float" office:value="0.00582023768286">
                <text:p>0.00582023768286</text:p>
                <draw:g>
                  <svg:desc>Sheet1.D91:Sheet1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36611">
                <text:p>0.36611</text:p>
              </table:table-cell>
              <table:table-cell office:value-type="float" office:value="0.362284">
                <text:p>0.362284</text:p>
              </table:table-cell>
              <table:table-cell office:value-type="float" office:value="0.0115311706482">
                <text:p>0.0115311706482</text:p>
              </table:table-cell>
              <table:table-cell office:value-type="float" office:value="0.0115311706482">
                <text:p>0.0115311706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65149">
                <text:p>0.365149</text:p>
              </table:table-cell>
              <table:table-cell office:value-type="float" office:value="0.382357">
                <text:p>0.382357</text:p>
              </table:table-cell>
              <table:table-cell office:value-type="float" office:value="0.00905919914001">
                <text:p>0.00905919914001</text:p>
              </table:table-cell>
              <table:table-cell office:value-type="float" office:value="0.00905919914001">
                <text:p>0.00905919914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.357936">
                <text:p>0.357936</text:p>
              </table:table-cell>
              <table:table-cell office:value-type="float" office:value="0.405883">
                <text:p>0.405883</text:p>
              </table:table-cell>
              <table:table-cell office:value-type="float" office:value="0.00927341771652">
                <text:p>0.00927341771652</text:p>
              </table:table-cell>
              <table:table-cell office:value-type="float" office:value="0.00927341771652">
                <text:p>0.0092734177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352979">
                <text:p>0.352979</text:p>
              </table:table-cell>
              <table:table-cell office:value-type="float" office:value="0.43795">
                <text:p>0.43795</text:p>
              </table:table-cell>
              <table:table-cell office:value-type="float" office:value="0.0106381233128">
                <text:p>0.0106381233128</text:p>
              </table:table-cell>
              <table:table-cell office:value-type="float" office:value="0.0106381233128">
                <text:p>0.0106381233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0.347583">
                <text:p>0.347583</text:p>
              </table:table-cell>
              <table:table-cell office:value-type="float" office:value="0.465701">
                <text:p>0.465701</text:p>
              </table:table-cell>
              <table:table-cell office:value-type="float" office:value="0.010460584172">
                <text:p>0.010460584172</text:p>
              </table:table-cell>
              <table:table-cell office:value-type="float" office:value="0.010460584172">
                <text:p>0.010460584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340574">
                <text:p>0.340574</text:p>
              </table:table-cell>
              <table:table-cell office:value-type="float" office:value="0.525831">
                <text:p>0.525831</text:p>
              </table:table-cell>
              <table:table-cell office:value-type="float" office:value="0.0117596553455">
                <text:p>0.0117596553455</text:p>
              </table:table-cell>
              <table:table-cell office:value-type="float" office:value="0.0117596553455">
                <text:p>0.0117596553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335297">
                <text:p>0.335297</text:p>
              </table:table-cell>
              <table:table-cell office:value-type="float" office:value="0.566982">
                <text:p>0.566982</text:p>
              </table:table-cell>
              <table:table-cell office:value-type="float" office:value="0.0106791058771">
                <text:p>0.0106791058771</text:p>
              </table:table-cell>
              <table:table-cell office:value-type="float" office:value="0.0106791058771">
                <text:p>0.0106791058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321774">
                <text:p>0.321774</text:p>
              </table:table-cell>
              <table:table-cell office:value-type="float" office:value="0.631044">
                <text:p>0.631044</text:p>
              </table:table-cell>
              <table:table-cell office:value-type="float" office:value="0.0112787860737">
                <text:p>0.0112787860737</text:p>
              </table:table-cell>
              <table:table-cell office:value-type="float" office:value="0.0112787860737">
                <text:p>0.0112787860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312987">
                <text:p>0.312987</text:p>
              </table:table-cell>
              <table:table-cell office:value-type="float" office:value="0.697641">
                <text:p>0.697641</text:p>
              </table:table-cell>
              <table:table-cell office:value-type="float" office:value="0.0105173895145">
                <text:p>0.0105173895145</text:p>
              </table:table-cell>
              <table:table-cell office:value-type="float" office:value="0.0105173895145">
                <text:p>0.0105173895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300522">
                <text:p>0.300522</text:p>
              </table:table-cell>
              <table:table-cell office:value-type="float" office:value="0.749761">
                <text:p>0.749761</text:p>
              </table:table-cell>
              <table:table-cell office:value-type="float" office:value="0.0107928581219">
                <text:p>0.0107928581219</text:p>
              </table:table-cell>
              <table:table-cell office:value-type="float" office:value="0.0107928581219">
                <text:p>0.0107928581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292983">
                <text:p>0.292983</text:p>
              </table:table-cell>
              <table:table-cell office:value-type="float" office:value="0.840381">
                <text:p>0.840381</text:p>
              </table:table-cell>
              <table:table-cell office:value-type="float" office:value="0.00834951582508">
                <text:p>0.00834951582508</text:p>
              </table:table-cell>
              <table:table-cell office:value-type="float" office:value="0.00834951582508">
                <text:p>0.00834951582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276253">
                <text:p>0.276253</text:p>
              </table:table-cell>
              <table:table-cell office:value-type="float" office:value="0.901662">
                <text:p>0.901662</text:p>
              </table:table-cell>
              <table:table-cell office:value-type="float" office:value="0.0105400375667">
                <text:p>0.0105400375667</text:p>
              </table:table-cell>
              <table:table-cell office:value-type="float" office:value="0.0105400375667">
                <text:p>0.0105400375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26376">
                <text:p>0.26376</text:p>
              </table:table-cell>
              <table:table-cell office:value-type="float" office:value="0.982132">
                <text:p>0.982132</text:p>
              </table:table-cell>
              <table:table-cell office:value-type="float" office:value="0.0107246683095">
                <text:p>0.0107246683095</text:p>
              </table:table-cell>
              <table:table-cell office:value-type="float" office:value="0.0107246683095">
                <text:p>0.0107246683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250502">
                <text:p>0.250502</text:p>
              </table:table-cell>
              <table:table-cell office:value-type="float" office:value="1.05624">
                <text:p>1.05624</text:p>
              </table:table-cell>
              <table:table-cell office:value-type="float" office:value="0.0105233190837">
                <text:p>0.0105233190837</text:p>
              </table:table-cell>
              <table:table-cell office:value-type="float" office:value="0.0105233190837">
                <text:p>0.0105233190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229045">
                <text:p>0.229045</text:p>
              </table:table-cell>
              <table:table-cell office:value-type="float" office:value="1.165969">
                <text:p>1.165969</text:p>
              </table:table-cell>
              <table:table-cell office:value-type="float" office:value="0.012367434431">
                <text:p>0.012367434431</text:p>
              </table:table-cell>
              <table:table-cell office:value-type="float" office:value="0.012367434431">
                <text:p>0.012367434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208616">
                <text:p>0.208616</text:p>
              </table:table-cell>
              <table:table-cell office:value-type="float" office:value="1.280771">
                <text:p>1.280771</text:p>
              </table:table-cell>
              <table:table-cell office:value-type="float" office:value="0.0124576391705">
                <text:p>0.0124576391705</text:p>
              </table:table-cell>
              <table:table-cell office:value-type="float" office:value="0.0124576391705">
                <text:p>0.01245763917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6" chart:maximum="0.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0.125" chart:maximum="0.25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error-category="cell-range" chart:error-upper-range="Sheet1.D134:Sheet1.D151" chart:error-lower-range="Sheet1.D134:Sheet1.D15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chart-properties chart:error-upper-indicator="true" chart:error-lower-indicator="true" chart:error-category="cell-range" chart:error-upper-range="Sheet1.D134:Sheet1.D151" chart:error-lower-range="Sheet1.D134:Sheet1.D151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111cm" svg:height="9.33cm" xlink:href=".." xlink:type="simple" chart:class="chart:scatter" chart:style-name="ch1">
        <chart:title svg:x="0.733cm" svg:y="0.322cm" chart:style-name="ch2">
          <text:p>3 Second Reverse Runs - Angular Velocity and Current as Functions of Torque</text:p>
        </chart:title>
        <chart:legend chart:legend-position="bottom" svg:x="4.192cm" svg:y="8.155cm" style:legend-expansion="wide" chart:style-name="ch3"/>
        <chart:plot-area chart:style-name="ch4" table:cell-range-address="Sheet1.A134:Sheet1.C151 Sheet1.B133:Sheet1.C133" chart:data-source-has-labels="row" svg:x="1.353cm" svg:y="1.685cm" svg:width="14.513cm" svg:height="5.303cm">
          <chartooo:coordinate-region svg:x="2.371cm" svg:y="1.884cm" svg:width="12.29cm" svg:height="4.905cm"/>
          <chart:axis chart:dimension="x" chart:name="primary-x" chart:style-name="ch5">
            <chart:title svg:x="7.52cm" svg:y="7.174cm" chart:style-name="ch6">
              <text:p>Torque(kg-cm)</text:p>
            </chart:title>
          </chart:axis>
          <chart:axis chart:dimension="y" chart:name="primary-y" chart:style-name="ch7">
            <chart:title svg:x="0.451cm" svg:y="6.51cm" chart:style-name="ch8">
              <text:p>Angular Velocity(degrees/ms)</text:p>
            </chart:title>
            <chart:grid chart:style-name="ch9" chart:class="major"/>
          </chart:axis>
          <chart:axis chart:dimension="y" chart:name="secondary-y" chart:style-name="ch10">
            <chart:title svg:x="16.208cm" svg:y="5.438cm" chart:style-name="ch8">
              <text:p>Current(amps)</text:p>
            </chart:title>
          </chart:axis>
          <chart:series chart:attached-axis="primary-y" chart:style-name="ch11" chart:values-cell-range-address="Sheet1.B134:Sheet1.B151" chart:label-cell-address="Sheet1.B133:Sheet1.B133" chart:class="chart:scatter">
            <chart:domain table:cell-range-address="Sheet1.A134:Sheet1.A151"/>
            <chart:regression-curve chart:style-name="ch12"/>
            <chart:data-point chart:repeated="18"/>
          </chart:series>
          <chart:series chart:attached-axis="secondary-y" chart:style-name="ch13" chart:values-cell-range-address="Sheet1.C134:Sheet1.C151" chart:label-cell-address="Sheet1.C133:Sheet1.C133" chart:class="chart:scatter">
            <chart:regression-curve chart:style-name="ch14"/>
            <chart:error-indicator chart:style-name="ch15" chart:dimension="y"/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133:Sheet1.B133</svg:desc>
                </draw:g>
              </table:table-cell>
              <table:table-cell office:value-type="string">
                <text:p>Current(amps)</text:p>
                <draw:g>
                  <svg:desc>Sheet1.C133:Sheet1.C13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34:Sheet1.A151</svg:desc>
                </draw:g>
              </table:table-cell>
              <table:table-cell office:value-type="float" office:value="-0.050219">
                <text:p>-0.050219</text:p>
                <draw:g>
                  <svg:desc>Sheet1.B134:Sheet1.B151</svg:desc>
                </draw:g>
              </table:table-cell>
              <table:table-cell office:value-type="float" office:value="0.214503">
                <text:p>0.214503</text:p>
                <draw:g>
                  <svg:desc>Sheet1.C134:Sheet1.C151</svg:desc>
                </draw:g>
              </table:table-cell>
              <table:table-cell office:value-type="float" office:value="0.00982507492786">
                <text:p>0.00982507492786</text:p>
                <draw:g>
                  <svg:desc>Sheet1.D134:Sheet1.D151</svg:desc>
                </draw:g>
              </table:table-cell>
              <table:table-cell office:value-type="float" office:value="0.00982507492786">
                <text:p>0.00982507492786</text:p>
                <draw:g>
                  <svg:desc>Sheet1.D134:Sheet1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0.050154">
                <text:p>-0.050154</text:p>
              </table:table-cell>
              <table:table-cell office:value-type="float" office:value="0.203937">
                <text:p>0.203937</text:p>
              </table:table-cell>
              <table:table-cell office:value-type="float" office:value="0.0124146337351">
                <text:p>0.0124146337351</text:p>
              </table:table-cell>
              <table:table-cell office:value-type="float" office:value="0.0124146337351">
                <text:p>0.0124146337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50196">
                <text:p>-0.050196</text:p>
              </table:table-cell>
              <table:table-cell office:value-type="float" office:value="0.166479">
                <text:p>0.166479</text:p>
              </table:table-cell>
              <table:table-cell office:value-type="float" office:value="0.00851763144375">
                <text:p>0.00851763144375</text:p>
              </table:table-cell>
              <table:table-cell office:value-type="float" office:value="0.00851763144375">
                <text:p>0.0085176314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0.050193">
                <text:p>-0.050193</text:p>
              </table:table-cell>
              <table:table-cell office:value-type="float" office:value="0.204807">
                <text:p>0.204807</text:p>
              </table:table-cell>
              <table:table-cell office:value-type="float" office:value="0.0126992265994">
                <text:p>0.0126992265994</text:p>
              </table:table-cell>
              <table:table-cell office:value-type="float" office:value="0.0126992265994">
                <text:p>0.0126992265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0.050279">
                <text:p>-0.050279</text:p>
              </table:table-cell>
              <table:table-cell office:value-type="float" office:value="0.190342">
                <text:p>0.190342</text:p>
              </table:table-cell>
              <table:table-cell office:value-type="float" office:value="0.0107393406798">
                <text:p>0.0107393406798</text:p>
              </table:table-cell>
              <table:table-cell office:value-type="float" office:value="0.0107393406798">
                <text:p>0.0107393406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0.050189">
                <text:p>-0.050189</text:p>
              </table:table-cell>
              <table:table-cell office:value-type="float" office:value="0.19327">
                <text:p>0.19327</text:p>
              </table:table-cell>
              <table:table-cell office:value-type="float" office:value="0.0119108149219">
                <text:p>0.0119108149219</text:p>
              </table:table-cell>
              <table:table-cell office:value-type="float" office:value="0.0119108149219">
                <text:p>0.0119108149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0.050179">
                <text:p>-0.050179</text:p>
              </table:table-cell>
              <table:table-cell office:value-type="float" office:value="0.170431">
                <text:p>0.170431</text:p>
              </table:table-cell>
              <table:table-cell office:value-type="float" office:value="0.00989412691337">
                <text:p>0.00989412691337</text:p>
              </table:table-cell>
              <table:table-cell office:value-type="float" office:value="0.00989412691337">
                <text:p>0.00989412691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-0.050185">
                <text:p>-0.050185</text:p>
              </table:table-cell>
              <table:table-cell office:value-type="float" office:value="0.191016">
                <text:p>0.191016</text:p>
              </table:table-cell>
              <table:table-cell office:value-type="float" office:value="0.0114152454785">
                <text:p>0.0114152454785</text:p>
              </table:table-cell>
              <table:table-cell office:value-type="float" office:value="0.0114152454785">
                <text:p>0.0114152454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0.050197">
                <text:p>-0.050197</text:p>
              </table:table-cell>
              <table:table-cell office:value-type="float" office:value="0.15577">
                <text:p>0.15577</text:p>
              </table:table-cell>
              <table:table-cell office:value-type="float" office:value="0.0104854758616">
                <text:p>0.0104854758616</text:p>
              </table:table-cell>
              <table:table-cell office:value-type="float" office:value="0.0104854758616">
                <text:p>0.0104854758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-0.050264">
                <text:p>-0.050264</text:p>
              </table:table-cell>
              <table:table-cell office:value-type="float" office:value="0.161524">
                <text:p>0.161524</text:p>
              </table:table-cell>
              <table:table-cell office:value-type="float" office:value="0.0105123612576">
                <text:p>0.0105123612576</text:p>
              </table:table-cell>
              <table:table-cell office:value-type="float" office:value="0.0105123612576">
                <text:p>0.0105123612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0.050142">
                <text:p>-0.050142</text:p>
              </table:table-cell>
              <table:table-cell office:value-type="float" office:value="0.147891">
                <text:p>0.147891</text:p>
              </table:table-cell>
              <table:table-cell office:value-type="float" office:value="0.009840060243">
                <text:p>0.009840060243</text:p>
              </table:table-cell>
              <table:table-cell office:value-type="float" office:value="0.009840060243">
                <text:p>0.009840060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-0.050136">
                <text:p>-0.050136</text:p>
              </table:table-cell>
              <table:table-cell office:value-type="float" office:value="0.154438">
                <text:p>0.154438</text:p>
              </table:table-cell>
              <table:table-cell office:value-type="float" office:value="0.00954539840209">
                <text:p>0.00954539840209</text:p>
              </table:table-cell>
              <table:table-cell office:value-type="float" office:value="0.00954539840209">
                <text:p>0.00954539840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-0.050143">
                <text:p>-0.050143</text:p>
              </table:table-cell>
              <table:table-cell office:value-type="float" office:value="0.157716">
                <text:p>0.157716</text:p>
              </table:table-cell>
              <table:table-cell office:value-type="float" office:value="0.0113990020276">
                <text:p>0.0113990020276</text:p>
              </table:table-cell>
              <table:table-cell office:value-type="float" office:value="0.0113990020276">
                <text:p>0.0113990020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-0.050106">
                <text:p>-0.050106</text:p>
              </table:table-cell>
              <table:table-cell office:value-type="float" office:value="0.161987">
                <text:p>0.161987</text:p>
              </table:table-cell>
              <table:table-cell office:value-type="float" office:value="0.0116187503608">
                <text:p>0.0116187503608</text:p>
              </table:table-cell>
              <table:table-cell office:value-type="float" office:value="0.0116187503608">
                <text:p>0.0116187503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0.050082">
                <text:p>-0.050082</text:p>
              </table:table-cell>
              <table:table-cell office:value-type="float" office:value="0.146746">
                <text:p>0.146746</text:p>
              </table:table-cell>
              <table:table-cell office:value-type="float" office:value="0.00943424384459">
                <text:p>0.00943424384459</text:p>
              </table:table-cell>
              <table:table-cell office:value-type="float" office:value="0.00943424384459">
                <text:p>0.00943424384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-0.050057">
                <text:p>-0.050057</text:p>
              </table:table-cell>
              <table:table-cell office:value-type="float" office:value="0.171292">
                <text:p>0.171292</text:p>
              </table:table-cell>
              <table:table-cell office:value-type="float" office:value="0.0120314471241">
                <text:p>0.0120314471241</text:p>
              </table:table-cell>
              <table:table-cell office:value-type="float" office:value="0.0120314471241">
                <text:p>0.0120314471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-0.05009">
                <text:p>-0.05009</text:p>
              </table:table-cell>
              <table:table-cell office:value-type="float" office:value="0.171173">
                <text:p>0.171173</text:p>
              </table:table-cell>
              <table:table-cell office:value-type="float" office:value="0.0103766224899">
                <text:p>0.0103766224899</text:p>
              </table:table-cell>
              <table:table-cell office:value-type="float" office:value="0.0103766224899">
                <text:p>0.0103766224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">
                <text:p>7.5</text:p>
              </table:table-cell>
              <table:table-cell office:value-type="float" office:value="-0.05005">
                <text:p>-0.05005</text:p>
              </table:table-cell>
              <table:table-cell office:value-type="float" office:value="0.207869">
                <text:p>0.207869</text:p>
              </table:table-cell>
              <table:table-cell office:value-type="float" office:value="0.0137945283787">
                <text:p>0.0137945283787</text:p>
              </table:table-cell>
              <table:table-cell office:value-type="float" office:value="0.0137945283787">
                <text:p>0.01379452837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error-category="cell-range" chart:error-upper-range="Sheet1.D177:Sheet1.D193" chart:error-lower-range="Sheet1.D177:Sheet1.D19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>
      <style:chart-properties chart:error-upper-indicator="true" chart:error-lower-indicator="true" chart:error-category="cell-range" chart:error-upper-range="Sheet1.D177:Sheet1.D193" chart:error-lower-range="Sheet1.D177:Sheet1.D193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84cm" svg:height="9.005cm" xlink:href=".." xlink:type="simple" chart:class="chart:scatter" chart:style-name="ch1">
        <chart:title svg:x="1.169cm" svg:y="0.316cm" chart:style-name="ch2">
          <text:p>Third Forward Runs - Angular Velocity and Current as Functions of Torque</text:p>
        </chart:title>
        <chart:legend chart:legend-position="bottom" svg:x="3.888cm" svg:y="7.83cm" style:legend-expansion="wide" chart:style-name="ch3"/>
        <chart:plot-area chart:style-name="ch4" table:cell-range-address="Sheet1.A177:Sheet1.C193 Sheet1.B176:Sheet1.C176" chart:data-source-has-labels="row" svg:x="1.352cm" svg:y="1.661cm" svg:width="14.489cm" svg:height="5.008cm">
          <chartooo:coordinate-region svg:x="2.264cm" svg:y="1.861cm" svg:width="12.849cm" svg:height="4.161cm"/>
          <chart:axis chart:dimension="x" chart:name="primary-x" chart:style-name="ch5">
            <chart:title svg:x="7.507cm" svg:y="6.849cm" chart:style-name="ch6">
              <text:p>Torque(kg-cm)</text:p>
            </chart:title>
          </chart:axis>
          <chart:axis chart:dimension="y" chart:name="primary-y" chart:style-name="ch5">
            <chart:title svg:x="0.451cm" svg:y="6.339cm" chart:style-name="ch7">
              <text:p>Angular Velocity(degrees/ms)</text:p>
            </chart:title>
            <chart:grid chart:style-name="ch8" chart:class="major"/>
          </chart:axis>
          <chart:axis chart:dimension="y" chart:name="secondary-y" chart:style-name="ch9">
            <chart:title svg:x="16.182cm" svg:y="5.267cm" chart:style-name="ch7">
              <text:p>Current(amps)</text:p>
            </chart:title>
          </chart:axis>
          <chart:series chart:attached-axis="primary-y" chart:style-name="ch10" chart:values-cell-range-address="Sheet1.B177:Sheet1.B193" chart:label-cell-address="Sheet1.B176:Sheet1.B176" chart:class="chart:scatter">
            <chart:domain table:cell-range-address="Sheet1.A177:Sheet1.A193"/>
            <chart:regression-curve chart:style-name="ch11"/>
            <chart:data-point chart:repeated="17"/>
          </chart:series>
          <chart:series chart:attached-axis="secondary-y" chart:style-name="ch12" chart:values-cell-range-address="Sheet1.C177:Sheet1.C193" chart:label-cell-address="Sheet1.C176:Sheet1.C176" chart:class="chart:scatter">
            <chart:regression-curve chart:style-name="ch13"/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176:Sheet1.B176</svg:desc>
                </draw:g>
              </table:table-cell>
              <table:table-cell office:value-type="string">
                <text:p>Current(amps)</text:p>
                <draw:g>
                  <svg:desc>Sheet1.C176:Sheet1.C17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7:Sheet1.A193</svg:desc>
                </draw:g>
              </table:table-cell>
              <table:table-cell office:value-type="float" office:value="0.382343">
                <text:p>0.382343</text:p>
                <draw:g>
                  <svg:desc>Sheet1.B177:Sheet1.B193</svg:desc>
                </draw:g>
              </table:table-cell>
              <table:table-cell office:value-type="float" office:value="0.247018">
                <text:p>0.247018</text:p>
                <draw:g>
                  <svg:desc>Sheet1.C177:Sheet1.C193</svg:desc>
                </draw:g>
              </table:table-cell>
              <table:table-cell office:value-type="float" office:value="0.0092133263144">
                <text:p>0.0092133263144</text:p>
                <draw:g>
                  <svg:desc>Sheet1.D177:Sheet1.D193</svg:desc>
                </draw:g>
              </table:table-cell>
              <table:table-cell office:value-type="float" office:value="0.0092133263144">
                <text:p>0.0092133263144</text:p>
                <draw:g>
                  <svg:desc>Sheet1.D177:Sheet1.D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367944">
                <text:p>0.367944</text:p>
              </table:table-cell>
              <table:table-cell office:value-type="float" office:value="0.357471">
                <text:p>0.357471</text:p>
              </table:table-cell>
              <table:table-cell office:value-type="float" office:value="0.0105567300558">
                <text:p>0.0105567300558</text:p>
              </table:table-cell>
              <table:table-cell office:value-type="float" office:value="0.0105567300558">
                <text:p>0.0105567300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365457">
                <text:p>0.365457</text:p>
              </table:table-cell>
              <table:table-cell office:value-type="float" office:value="0.376224">
                <text:p>0.376224</text:p>
              </table:table-cell>
              <table:table-cell office:value-type="float" office:value="0.00901436346848">
                <text:p>0.00901436346848</text:p>
              </table:table-cell>
              <table:table-cell office:value-type="float" office:value="0.00901436346848">
                <text:p>0.0090143634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.365457">
                <text:p>0.365457</text:p>
              </table:table-cell>
              <table:table-cell office:value-type="float" office:value="0.376224">
                <text:p>0.376224</text:p>
              </table:table-cell>
              <table:table-cell office:value-type="float" office:value="0.0101458992977">
                <text:p>0.0101458992977</text:p>
              </table:table-cell>
              <table:table-cell office:value-type="float" office:value="0.0101458992977">
                <text:p>0.0101458992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357343">
                <text:p>0.357343</text:p>
              </table:table-cell>
              <table:table-cell office:value-type="float" office:value="0.396463">
                <text:p>0.396463</text:p>
              </table:table-cell>
              <table:table-cell office:value-type="float" office:value="0.0120900417919">
                <text:p>0.0120900417919</text:p>
              </table:table-cell>
              <table:table-cell office:value-type="float" office:value="0.0120900417919">
                <text:p>0.012090041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0.352009">
                <text:p>0.352009</text:p>
              </table:table-cell>
              <table:table-cell office:value-type="float" office:value="0.435149">
                <text:p>0.435149</text:p>
              </table:table-cell>
              <table:table-cell office:value-type="float" office:value="0.00977629299385">
                <text:p>0.00977629299385</text:p>
              </table:table-cell>
              <table:table-cell office:value-type="float" office:value="0.00977629299385">
                <text:p>0.0097762929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344028">
                <text:p>0.344028</text:p>
              </table:table-cell>
              <table:table-cell office:value-type="float" office:value="0.492787">
                <text:p>0.492787</text:p>
              </table:table-cell>
              <table:table-cell office:value-type="float" office:value="0.0122107145227">
                <text:p>0.0122107145227</text:p>
              </table:table-cell>
              <table:table-cell office:value-type="float" office:value="0.0122107145227">
                <text:p>0.0122107145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329177">
                <text:p>0.329177</text:p>
              </table:table-cell>
              <table:table-cell office:value-type="float" office:value="0.576386">
                <text:p>0.576386</text:p>
              </table:table-cell>
              <table:table-cell office:value-type="float" office:value="0.0114003558526">
                <text:p>0.0114003558526</text:p>
              </table:table-cell>
              <table:table-cell office:value-type="float" office:value="0.0114003558526">
                <text:p>0.0114003558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324729">
                <text:p>0.324729</text:p>
              </table:table-cell>
              <table:table-cell office:value-type="float" office:value="0.624851">
                <text:p>0.624851</text:p>
              </table:table-cell>
              <table:table-cell office:value-type="float" office:value="0.0117190775332">
                <text:p>0.0117190775332</text:p>
              </table:table-cell>
              <table:table-cell office:value-type="float" office:value="0.0117190775332">
                <text:p>0.0117190775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309879">
                <text:p>0.309879</text:p>
              </table:table-cell>
              <table:table-cell office:value-type="float" office:value="0.700888">
                <text:p>0.700888</text:p>
              </table:table-cell>
              <table:table-cell office:value-type="float" office:value="0.0112508308086">
                <text:p>0.0112508308086</text:p>
              </table:table-cell>
              <table:table-cell office:value-type="float" office:value="0.0112508308086">
                <text:p>0.0112508308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30095">
                <text:p>0.30095</text:p>
              </table:table-cell>
              <table:table-cell office:value-type="float" office:value="0.763853">
                <text:p>0.763853</text:p>
              </table:table-cell>
              <table:table-cell office:value-type="float" office:value="0.0104299394904">
                <text:p>0.0104299394904</text:p>
              </table:table-cell>
              <table:table-cell office:value-type="float" office:value="0.0104299394904">
                <text:p>0.0104299394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287966">
                <text:p>0.287966</text:p>
              </table:table-cell>
              <table:table-cell office:value-type="float" office:value="0.860872">
                <text:p>0.860872</text:p>
              </table:table-cell>
              <table:table-cell office:value-type="float" office:value="0.00935377048428">
                <text:p>0.00935377048428</text:p>
              </table:table-cell>
              <table:table-cell office:value-type="float" office:value="0.00935377048428">
                <text:p>0.00935377048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274935">
                <text:p>0.274935</text:p>
              </table:table-cell>
              <table:table-cell office:value-type="float" office:value="0.914489">
                <text:p>0.914489</text:p>
              </table:table-cell>
              <table:table-cell office:value-type="float" office:value="0.0106422957777">
                <text:p>0.0106422957777</text:p>
              </table:table-cell>
              <table:table-cell office:value-type="float" office:value="0.0106422957777">
                <text:p>0.0106422957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260696">
                <text:p>0.260696</text:p>
              </table:table-cell>
              <table:table-cell office:value-type="float" office:value="0.987843">
                <text:p>0.987843</text:p>
              </table:table-cell>
              <table:table-cell office:value-type="float" office:value="0.0114761605871">
                <text:p>0.0114761605871</text:p>
              </table:table-cell>
              <table:table-cell office:value-type="float" office:value="0.0114761605871">
                <text:p>0.0114761605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246978">
                <text:p>0.246978</text:p>
              </table:table-cell>
              <table:table-cell office:value-type="float" office:value="1.070215">
                <text:p>1.070215</text:p>
              </table:table-cell>
              <table:table-cell office:value-type="float" office:value="0.0114225600349">
                <text:p>0.0114225600349</text:p>
              </table:table-cell>
              <table:table-cell office:value-type="float" office:value="0.0114225600349">
                <text:p>0.0114225600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226444">
                <text:p>0.226444</text:p>
              </table:table-cell>
              <table:table-cell office:value-type="float" office:value="1.164233">
                <text:p>1.164233</text:p>
              </table:table-cell>
              <table:table-cell office:value-type="float" office:value="0.0122328617073">
                <text:p>0.0122328617073</text:p>
              </table:table-cell>
              <table:table-cell office:value-type="float" office:value="0.0122328617073">
                <text:p>0.0122328617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202396">
                <text:p>0.202396</text:p>
              </table:table-cell>
              <table:table-cell office:value-type="float" office:value="1.316792">
                <text:p>1.316792</text:p>
              </table:table-cell>
              <table:table-cell office:value-type="float" office:value="0.0134671734453">
                <text:p>0.0134671734453</text:p>
              </table:table-cell>
              <table:table-cell office:value-type="float" office:value="0.0134671734453">
                <text:p>0.01346717344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4" chart:maximum="0.0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0.1" chart:maximum="0.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error-category="cell-range" chart:error-upper-range="Sheet1.D218:Sheet1.D234" chart:error-lower-range="Sheet1.D218:Sheet1.D234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chart-properties chart:error-upper-indicator="true" chart:error-lower-indicator="true" chart:error-category="cell-range" chart:error-upper-range="Sheet1.D218:Sheet1.D234" chart:error-lower-range="Sheet1.D218:Sheet1.D234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004cm" svg:height="9.06cm" xlink:href=".." xlink:type="simple" chart:class="chart:scatter" chart:style-name="ch1">
        <chart:title svg:x="0.68cm" svg:y="0.317cm" chart:style-name="ch2">
          <text:p>5 Second Reverse Runs - Angular Velocity and Current as Functions of Torque</text:p>
        </chart:title>
        <chart:legend chart:legend-position="bottom" svg:x="4.139cm" svg:y="7.885cm" style:legend-expansion="wide" chart:style-name="ch3"/>
        <chart:plot-area chart:style-name="ch4" table:cell-range-address="Sheet1.A218:Sheet1.C234 Sheet1.B217:Sheet1.C217" chart:data-source-has-labels="row" svg:x="1.351cm" svg:y="1.665cm" svg:width="14.412cm" svg:height="5.058cm">
          <chartooo:coordinate-region svg:x="2.369cm" svg:y="1.865cm" svg:width="12.375cm" svg:height="4.659cm"/>
          <chart:axis chart:dimension="x" chart:name="primary-x" chart:style-name="ch5">
            <chart:title svg:x="7.468cm" svg:y="6.904cm" chart:style-name="ch6">
              <text:p>Torque(kg-cm)</text:p>
            </chart:title>
          </chart:axis>
          <chart:axis chart:dimension="y" chart:name="primary-y" chart:style-name="ch7">
            <chart:title svg:x="0.451cm" svg:y="6.368cm" chart:style-name="ch8">
              <text:p>Angular Velocity(degrees/ms)</text:p>
            </chart:title>
            <chart:grid chart:style-name="ch9" chart:class="major"/>
          </chart:axis>
          <chart:axis chart:dimension="y" chart:name="secondary-y" chart:style-name="ch10">
            <chart:title svg:x="16.103cm" svg:y="5.296cm" chart:style-name="ch8">
              <text:p>Current(amps)</text:p>
            </chart:title>
          </chart:axis>
          <chart:series chart:attached-axis="primary-y" chart:style-name="ch11" chart:values-cell-range-address="Sheet1.B218:Sheet1.B234" chart:label-cell-address="Sheet1.B217:Sheet1.B217" chart:class="chart:scatter">
            <chart:domain table:cell-range-address="Sheet1.A218:Sheet1.A234"/>
            <chart:regression-curve chart:style-name="ch12"/>
            <chart:data-point chart:repeated="17"/>
          </chart:series>
          <chart:series chart:attached-axis="secondary-y" chart:style-name="ch13" chart:values-cell-range-address="Sheet1.C218:Sheet1.C234" chart:label-cell-address="Sheet1.C217:Sheet1.C217" chart:class="chart:scatter">
            <chart:regression-curve chart:style-name="ch14"/>
            <chart:error-indicator chart:style-name="ch15" chart:dimension="y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(degrees/ms)</text:p>
                <draw:g>
                  <svg:desc>Sheet1.B217:Sheet1.B217</svg:desc>
                </draw:g>
              </table:table-cell>
              <table:table-cell office:value-type="string">
                <text:p>Current(amps)</text:p>
                <draw:g>
                  <svg:desc>Sheet1.C217:Sheet1.C2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18:Sheet1.A234</svg:desc>
                </draw:g>
              </table:table-cell>
              <table:table-cell office:value-type="float" office:value="-0.03138">
                <text:p>-0.03138</text:p>
                <draw:g>
                  <svg:desc>Sheet1.B218:Sheet1.B234</svg:desc>
                </draw:g>
              </table:table-cell>
              <table:table-cell office:value-type="float" office:value="0.172464">
                <text:p>0.172464</text:p>
                <draw:g>
                  <svg:desc>Sheet1.C218:Sheet1.C234</svg:desc>
                </draw:g>
              </table:table-cell>
              <table:table-cell office:value-type="float" office:value="0.00812132834706">
                <text:p>0.00812132834706</text:p>
                <draw:g>
                  <svg:desc>Sheet1.D218:Sheet1.D234</svg:desc>
                </draw:g>
              </table:table-cell>
              <table:table-cell office:value-type="float" office:value="0.00812132834706">
                <text:p>0.00812132834706</text:p>
                <draw:g>
                  <svg:desc>Sheet1.D218:Sheet1.D2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0.03138">
                <text:p>-0.03138</text:p>
              </table:table-cell>
              <table:table-cell office:value-type="float" office:value="0.150035">
                <text:p>0.150035</text:p>
              </table:table-cell>
              <table:table-cell office:value-type="float" office:value="0.00720496623309">
                <text:p>0.00720496623309</text:p>
              </table:table-cell>
              <table:table-cell office:value-type="float" office:value="0.00720496623309">
                <text:p>0.00720496623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31372">
                <text:p>-0.031372</text:p>
              </table:table-cell>
              <table:table-cell office:value-type="float" office:value="0.162985">
                <text:p>0.162985</text:p>
              </table:table-cell>
              <table:table-cell office:value-type="float" office:value="0.0087326587101">
                <text:p>0.0087326587101</text:p>
              </table:table-cell>
              <table:table-cell office:value-type="float" office:value="0.0087326587101">
                <text:p>0.0087326587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0.031429">
                <text:p>-0.031429</text:p>
              </table:table-cell>
              <table:table-cell office:value-type="float" office:value="0.160342">
                <text:p>0.160342</text:p>
              </table:table-cell>
              <table:table-cell office:value-type="float" office:value="0.0100773490532">
                <text:p>0.0100773490532</text:p>
              </table:table-cell>
              <table:table-cell office:value-type="float" office:value="0.0100773490532">
                <text:p>0.0100773490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0.0314">
                <text:p>-0.0314</text:p>
              </table:table-cell>
              <table:table-cell office:value-type="float" office:value="0.153389">
                <text:p>0.153389</text:p>
              </table:table-cell>
              <table:table-cell office:value-type="float" office:value="0.00941331058193">
                <text:p>0.00941331058193</text:p>
              </table:table-cell>
              <table:table-cell office:value-type="float" office:value="0.00941331058193">
                <text:p>0.00941331058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0.031383">
                <text:p>-0.031383</text:p>
              </table:table-cell>
              <table:table-cell office:value-type="float" office:value="0.138942">
                <text:p>0.138942</text:p>
              </table:table-cell>
              <table:table-cell office:value-type="float" office:value="0.00742703998148">
                <text:p>0.00742703998148</text:p>
              </table:table-cell>
              <table:table-cell office:value-type="float" office:value="0.00742703998148">
                <text:p>0.0074270399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0.031402">
                <text:p>-0.031402</text:p>
              </table:table-cell>
              <table:table-cell office:value-type="float" office:value="0.146297">
                <text:p>0.146297</text:p>
              </table:table-cell>
              <table:table-cell office:value-type="float" office:value="0.00759035656426">
                <text:p>0.00759035656426</text:p>
              </table:table-cell>
              <table:table-cell office:value-type="float" office:value="0.00759035656426">
                <text:p>0.00759035656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-0.0314">
                <text:p>-0.0314</text:p>
              </table:table-cell>
              <table:table-cell office:value-type="float" office:value="0.131209">
                <text:p>0.131209</text:p>
              </table:table-cell>
              <table:table-cell office:value-type="float" office:value="0.00747028252581">
                <text:p>0.00747028252581</text:p>
              </table:table-cell>
              <table:table-cell office:value-type="float" office:value="0.00747028252581">
                <text:p>0.0074702825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0.031355">
                <text:p>-0.031355</text:p>
              </table:table-cell>
              <table:table-cell office:value-type="float" office:value="0.12938">
                <text:p>0.12938</text:p>
              </table:table-cell>
              <table:table-cell office:value-type="float" office:value="0.00823520677771">
                <text:p>0.00823520677771</text:p>
              </table:table-cell>
              <table:table-cell office:value-type="float" office:value="0.00823520677771">
                <text:p>0.00823520677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-0.031339">
                <text:p>-0.031339</text:p>
              </table:table-cell>
              <table:table-cell office:value-type="float" office:value="0.126334">
                <text:p>0.126334</text:p>
              </table:table-cell>
              <table:table-cell office:value-type="float" office:value="0.0094377219183">
                <text:p>0.0094377219183</text:p>
              </table:table-cell>
              <table:table-cell office:value-type="float" office:value="0.0094377219183">
                <text:p>0.009437721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0.031326">
                <text:p>-0.031326</text:p>
              </table:table-cell>
              <table:table-cell office:value-type="float" office:value="0.128168">
                <text:p>0.128168</text:p>
              </table:table-cell>
              <table:table-cell office:value-type="float" office:value="0.00789393708536">
                <text:p>0.00789393708536</text:p>
              </table:table-cell>
              <table:table-cell office:value-type="float" office:value="0.00789393708536">
                <text:p>0.00789393708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-0.031335">
                <text:p>-0.031335</text:p>
              </table:table-cell>
              <table:table-cell office:value-type="float" office:value="0.123506">
                <text:p>0.123506</text:p>
              </table:table-cell>
              <table:table-cell office:value-type="float" office:value="0.00876344249987">
                <text:p>0.00876344249987</text:p>
              </table:table-cell>
              <table:table-cell office:value-type="float" office:value="0.00876344249987">
                <text:p>0.00876344249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-0.031358">
                <text:p>-0.031358</text:p>
              </table:table-cell>
              <table:table-cell office:value-type="float" office:value="0.12465">
                <text:p>0.12465</text:p>
              </table:table-cell>
              <table:table-cell office:value-type="float" office:value="0.00892934105385">
                <text:p>0.00892934105385</text:p>
              </table:table-cell>
              <table:table-cell office:value-type="float" office:value="0.00892934105385">
                <text:p>0.0089293410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-0.031293">
                <text:p>-0.031293</text:p>
              </table:table-cell>
              <table:table-cell office:value-type="float" office:value="0.135353">
                <text:p>0.135353</text:p>
              </table:table-cell>
              <table:table-cell office:value-type="float" office:value="0.00813338879478">
                <text:p>0.00813338879478</text:p>
              </table:table-cell>
              <table:table-cell office:value-type="float" office:value="0.00813338879478">
                <text:p>0.00813338879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0.031334">
                <text:p>-0.031334</text:p>
              </table:table-cell>
              <table:table-cell office:value-type="float" office:value="0.133772">
                <text:p>0.133772</text:p>
              </table:table-cell>
              <table:table-cell office:value-type="float" office:value="0.0093275273587">
                <text:p>0.0093275273587</text:p>
              </table:table-cell>
              <table:table-cell office:value-type="float" office:value="0.0093275273587">
                <text:p>0.0093275273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-0.031323">
                <text:p>-0.031323</text:p>
              </table:table-cell>
              <table:table-cell office:value-type="float" office:value="0.145594">
                <text:p>0.145594</text:p>
              </table:table-cell>
              <table:table-cell office:value-type="float" office:value="0.00857444150377">
                <text:p>0.00857444150377</text:p>
              </table:table-cell>
              <table:table-cell office:value-type="float" office:value="0.00857444150377">
                <text:p>0.00857444150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-0.031271">
                <text:p>-0.031271</text:p>
              </table:table-cell>
              <table:table-cell office:value-type="float" office:value="0.177999">
                <text:p>0.177999</text:p>
              </table:table-cell>
              <table:table-cell office:value-type="float" office:value="0.0110138352728">
                <text:p>0.0110138352728</text:p>
              </table:table-cell>
              <table:table-cell office:value-type="float" office:value="0.0110138352728">
                <text:p>0.01101383527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